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1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11" style:family="table-cell" style:parent-style-name="Default" style:data-style-name="N1">
      <style:table-cell-properties fo:border-top="thin solid #ABABAB" fo:border-bottom="none" fo:border-left="thin solid #ABABAB" fo:border-right="none"/>
    </style:style>
    <style:style style:name="ce12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13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14" style:family="table-cell" style:parent-style-name="Default" style:data-style-name="N0">
      <style:table-cell-properties fo:border-top="none" fo:border-bottom="none" fo:border-left="thin solid #ABABAB" fo:border-right="none"/>
    </style:style>
    <style:style style:name="ce15" style:family="table-cell" style:parent-style-name="Default" style:data-style-name="N1">
      <style:table-cell-properties fo:border-top="none" fo:border-bottom="none" fo:border-left="thin solid #ABABAB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ABABAB"/>
    </style:style>
    <style:style style:name="ce17" style:family="table-cell" style:parent-style-name="Default" style:data-style-name="N0">
      <style:table-cell-properties fo:border-top="thin solid #ABABAB" fo:border-bottom="none" fo:border-left="thin solid #FFFFFF" fo:border-right="none"/>
    </style:style>
    <style:style style:name="ce18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19" style:family="table-cell" style:parent-style-name="Default" style:data-style-name="N0">
      <style:table-cell-properties fo:border-top="thin solid #ABABAB" fo:border-bottom="thin solid #ABABAB" fo:border-left="thin solid #FFFFFF" fo:border-right="none"/>
    </style:style>
    <style:style style:name="ce20" style:family="table-cell" style:parent-style-name="Default" style:data-style-name="N1">
      <style:table-cell-properties fo:border-top="thin solid #ABABAB" fo:border-bottom="thin solid #ABABAB" fo:border-left="thin solid #ABABAB" fo:border-right="none"/>
    </style:style>
    <style:style style:name="ce21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e22" style:family="table-cell" style:parent-style-name="Default" style:data-style-name="N1"/>
    <style:style style:name="ce23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9.47208333333333cm"/>
    </style:style>
    <style:style style:name="co4" style:family="table-column">
      <style:table-column-properties fo:break-before="auto" style:column-width="7.858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MA_AMBULATORIALI_DICEMB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2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 tempi medi di attesa sono calcolati sulla base del numero di prestazioni eseguite suddivise per classi di priorità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style-name="ce2">
            <text:p>Fonte Dati Ritorno Regionale 28/SAN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2"/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number-columns-spanned="7" table:number-rows-spanned="2" table:style-name="ce31">
            <text:p>PERIODO DI RIFERIMENTO DICEMBRE 2021</text:p>
          </table:table-cell>
          <table:covered-table-cell table:number-columns-repeated="6"/>
          <table:table-cell table:number-columns-repeated="16377" table:style-name="ce3"/>
        </table:table-row>
        <table:table-row table:style-name="ro2">
          <table:covered-table-cell/>
          <table:covered-table-cell table:number-columns-repeated="6"/>
          <table:table-cell table:number-columns-repeated="16377" table:style-name="ce3"/>
        </table:table-row>
        <table:table-row table:style-name="ro3">
          <table:table-cell office:value-type="string" table:style-name="ce5">
            <text:p>DISCIPLINA</text:p>
          </table:table-cell>
          <table:table-cell office:value-type="string" table:number-columns-spanned="2" table:number-rows-spanned="1" table:style-name="ce32">
            <text:p>PRESTAZIONE</text:p>
          </table:table-cell>
          <table:covered-table-cell/>
          <table:table-cell office:value-type="string" table:style-name="ce6">
            <text:p>PRESIDIO</text:p>
          </table:table-cell>
          <table:table-cell office:value-type="string" table:style-name="ce6">
            <text:p>PRIORITA'</text:p>
          </table:table-cell>
          <table:table-cell office:value-type="string" table:style-name="ce7">
            <text:p>TEMPI MEDI DI ATTESA</text:p>
          </table:table-cell>
          <table:table-cell office:value-type="string" table:style-name="ce8">
            <text:p>QTA' PRESTAZIONI</text:p>
          </table:table-cell>
          <table:table-cell table:number-columns-repeated="16377" table:style-name="ce9"/>
        </table:table-row>
        <table:table-row table:style-name="ro4">
          <table:table-cell office:value-type="string" table:style-name="ce10">
            <text:p>Allergologia</text:p>
          </table:table-cell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4.142857142857096" table:style-name="ce11">
            <text:p>7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9.431818181818201" table:style-name="ce11">
            <text:p>59</text:p>
          </table:table-cell>
          <table:table-cell office:value-type="float" office:value="44" table:style-name="ce12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6.857142857142897" table:style-name="ce11">
            <text:p>4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2.413793103448299" table:style-name="ce15">
            <text:p>72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684210526315802" table:style-name="ce15">
            <text:p>50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4166666666667" table:style-name="ce15">
            <text:p>4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82.0833333333333" table:style-name="ce11">
            <text:p>82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5" table:style-name="ce15">
            <text:p>75</text:p>
          </table:table-cell>
          <table:table-cell office:value-type="float" office:value="81" table:style-name="ce16">
            <text:p>8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9.3333333333333" table:style-name="ce11">
            <text:p>3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9444444444444" table:style-name="ce15">
            <text:p>56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909090909090899" table:style-name="ce11">
            <text:p>12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380952380952401" table:style-name="ce15">
            <text:p>38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229999999999997" table:style-name="ce15">
            <text:p>34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8" table:style-name="ce11">
            <text:p>8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3.606557377049199" table:style-name="ce11">
            <text:p>44</text:p>
          </table:table-cell>
          <table:table-cell office:value-type="float" office:value="61" table:style-name="ce12">
            <text:p>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5.697115384615401" table:style-name="ce11">
            <text:p>76</text:p>
          </table:table-cell>
          <table:table-cell office:value-type="float" office:value="208" table:style-name="ce12">
            <text:p>20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2" table:style-name="ce11">
            <text:p>4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2222222222222" table:style-name="ce15">
            <text:p>47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89" table:style-name="ce11">
            <text:p>8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5984251968504" table:style-name="ce15">
            <text:p>41</text:p>
          </table:table-cell>
          <table:table-cell office:value-type="float" office:value="127" table:style-name="ce16">
            <text:p>1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12</text:p>
          </table:table-cell>
          <table:table-cell office:value-type="string" table:style-name="ce10">
            <text:p>IMMUNIZZAZIONE PER ALLERGIA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3.70270270270299" table:style-name="ce11">
            <text:p>204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Allergologia Totale</text:p>
          </table:table-cell>
          <table:table-cell table:number-columns-repeated="4" table:style-name="ce17"/>
          <table:table-cell office:value-type="float" office:value="49.541238062958691" table:style-name="ce11">
            <text:p>50</text:p>
          </table:table-cell>
          <table:table-cell office:value-type="float" office:value="894" table:style-name="ce12">
            <text:p>89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ardiologia</text:p>
          </table:table-cell>
          <table:table-cell office:value-type="string" table:style-name="ce10">
            <text:p>88722</text:p>
          </table:table-cell>
          <table:table-cell office:value-type="string" table:style-name="ce10">
            <text:p>ECO(COLOR)DOPPLERGRAFIA CARDIA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375" table:style-name="ce11">
            <text:p>9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833333333333304" table:style-name="ce15">
            <text:p>1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233333333333301" table:style-name="ce15">
            <text:p>11</text:p>
          </table:table-cell>
          <table:table-cell office:value-type="float" office:value="90" table:style-name="ce16">
            <text:p>9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7.8333333333333304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75" table:style-name="ce15">
            <text:p>1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157894736842103" table:style-name="ce15">
            <text:p>41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3.4285714285714" table:style-name="ce11">
            <text:p>1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384615384615401" table:style-name="ce15">
            <text:p>20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" table:style-name="ce15">
            <text:p>18</text:p>
          </table:table-cell>
          <table:table-cell office:value-type="float" office:value="95" table:style-name="ce16">
            <text:p>9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3333333333333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066666666666698" table:style-name="ce15">
            <text:p>2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666666666667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75" table:style-name="ce15">
            <text:p>30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0588235294117592" table:style-name="ce11">
            <text:p>9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1071428571429" table:style-name="ce15">
            <text:p>19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948717948717899" table:style-name="ce15">
            <text:p>23</text:p>
          </table:table-cell>
          <table:table-cell office:value-type="float" office:value="117" table:style-name="ce16">
            <text:p>1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4</text:p>
          </table:table-cell>
          <table:table-cell office:value-type="string" table:style-name="ce10">
            <text:p>ECO(COLOR)DOPPLERGRAFIA CARDIACA TRANSESOFAG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9" table:style-name="ce11">
            <text:p>5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.5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" table:style-name="ce15">
            <text:p>3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366666666666703" table:style-name="ce15">
            <text:p>50</text:p>
          </table:table-cell>
          <table:table-cell office:value-type="float" office:value="120" table:style-name="ce16">
            <text:p>1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3</text:p>
          </table:table-cell>
          <table:table-cell office:value-type="string" table:style-name="ce10">
            <text:p>VISITA CARDI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2380952380952408" table:style-name="ce15">
            <text:p>9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6.3333333333333" table:style-name="ce11">
            <text:p>2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389830508474603" table:style-name="ce15">
            <text:p>39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7.36" table:style-name="ce11">
            <text:p>27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0.5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684210526316" table:style-name="ce15">
            <text:p>23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875" table:style-name="ce11">
            <text:p>1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83.8125" table:style-name="ce11">
            <text:p>84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986486486486498" table:style-name="ce15">
            <text:p>34</text:p>
          </table:table-cell>
          <table:table-cell office:value-type="float" office:value="74" table:style-name="ce16">
            <text:p>7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1111111111111" table:style-name="ce15">
            <text:p>1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586666666666702" table:style-name="ce15">
            <text:p>33</text:p>
          </table:table-cell>
          <table:table-cell office:value-type="float" office:value="75" table:style-name="ce16">
            <text:p>7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3</text:p>
          </table:table-cell>
          <table:table-cell office:value-type="string" table:style-name="ce10">
            <text:p>TEST CARDIOVASCOLARE DA SFORZO CON CICLOERGOMET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090909090909101" table:style-name="ce15">
            <text:p>11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8333333333333304" table:style-name="ce15">
            <text:p>1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47058823529399" table:style-name="ce15">
            <text:p>16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81</text:p>
          </table:table-cell>
          <table:table-cell office:value-type="string" table:style-name="ce10">
            <text:p>CONTROLLO / PROGRAMMAZIONE DI PACE-MAKER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6.5" table:style-name="ce11">
            <text:p>9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1.777777777778" table:style-name="ce11">
            <text:p>122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5" table:style-name="ce15">
            <text:p>3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9333333333333" table:style-name="ce15">
            <text:p>1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7692307692308" table:style-name="ce15">
            <text:p>11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3571428571428603" table:style-name="ce11">
            <text:p>6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409090909090899" table:style-name="ce15">
            <text:p>16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19834710743799" table:style-name="ce15">
            <text:p>21</text:p>
          </table:table-cell>
          <table:table-cell office:value-type="float" office:value="242" table:style-name="ce16">
            <text:p>2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125" table:style-name="ce15">
            <text:p>29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85" table:style-name="ce15">
            <text:p>34</text:p>
          </table:table-cell>
          <table:table-cell office:value-type="float" office:value="180" table:style-name="ce16">
            <text:p>18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4" table:style-name="ce15">
            <text:p>1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393939393939402" table:style-name="ce15">
            <text:p>22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.75" table:style-name="ce11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2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135593220339" table:style-name="ce15">
            <text:p>23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5" table:style-name="ce15">
            <text:p>6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3333333333333299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56.4" table:style-name="ce11">
            <text:p>5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230769230769198" table:style-name="ce15">
            <text:p>69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625" table:style-name="ce11">
            <text:p>10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766666666666699" table:style-name="ce15">
            <text:p>15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850299401197603" table:style-name="ce15">
            <text:p>42</text:p>
          </table:table-cell>
          <table:table-cell office:value-type="float" office:value="167" table:style-name="ce16">
            <text:p>16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1666666666666701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.75" table:style-name="ce11">
            <text:p>3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1315789473684" table:style-name="ce15">
            <text:p>12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128654970760198" table:style-name="ce15">
            <text:p>22</text:p>
          </table:table-cell>
          <table:table-cell office:value-type="float" office:value="171" table:style-name="ce16">
            <text:p>17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3</text:p>
          </table:table-cell>
          <table:table-cell office:value-type="string" table:style-name="ce10">
            <text:p>PRMA VISITA CARDI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06666666666667" table:style-name="ce11">
            <text:p>9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3125" table:style-name="ce15">
            <text:p>1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755102040816301" table:style-name="ce15">
            <text:p>19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230769230769202" table:style-name="ce15">
            <text:p>2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3692307692308" table:style-name="ce15">
            <text:p>31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625" table:style-name="ce15">
            <text:p>1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" table:style-name="ce15">
            <text:p>12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.5" table:style-name="ce11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2" table:style-name="ce15">
            <text:p>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428571428571399" table:style-name="ce15">
            <text:p>2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1999999999999993" table:style-name="ce15">
            <text:p>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8.5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5.25" table:style-name="ce15">
            <text:p>4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761904761904802" table:style-name="ce15">
            <text:p>75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833333333333304" table:style-name="ce11">
            <text:p>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7272727272727302" table:style-name="ce15">
            <text:p>7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7826086956522" table:style-name="ce15">
            <text:p>21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4285714285714302" table:style-name="ce11">
            <text:p>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4719101123596" table:style-name="ce15">
            <text:p>15</text:p>
          </table:table-cell>
          <table:table-cell office:value-type="float" office:value="89" table:style-name="ce16">
            <text:p>8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6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ardiologia Totale</text:p>
          </table:table-cell>
          <table:table-cell table:number-columns-repeated="4" table:style-name="ce17"/>
          <table:table-cell office:value-type="float" office:value="17.61697006565592" table:style-name="ce11">
            <text:p>18</text:p>
          </table:table-cell>
          <table:table-cell office:value-type="float" office:value="2925" table:style-name="ce12">
            <text:p>292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generale</text:p>
          </table:table-cell>
          <table:table-cell office:value-type="string" table:style-name="ce10">
            <text:p>3859</text:p>
          </table:table-cell>
          <table:table-cell office:value-type="string" table:style-name="ce10">
            <text:p>LEGATURA E STRIPPING DI VENE VARICOSE DELL'ARTO INF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7" table:style-name="ce11">
            <text:p>6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72" table:style-name="ce11">
            <text:p>27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92.5" table:style-name="ce11">
            <text:p>99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869</text:p>
          </table:table-cell>
          <table:table-cell office:value-type="string" table:style-name="ce10">
            <text:p>ALTRA ASPORTAZIONE DI VENE DELL'ARTO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83" table:style-name="ce11">
            <text:p>98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311</text:p>
          </table:table-cell>
          <table:table-cell office:value-type="string" table:style-name="ce10">
            <text:p>GASTROSTOMIA PERCUTANEA ENDOSCOPICA PEG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.6666666666667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3111</text:p>
          </table:table-cell>
          <table:table-cell office:value-type="string" table:style-name="ce10">
            <text:p>SOSTITUZIONE GASTROSTOMIA E/O DIGIUNOSTOMIA PERCUTA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.3333333333333" table:style-name="ce11">
            <text:p>1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727272727272702" table:style-name="ce15">
            <text:p>2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241379310344797" table:style-name="ce15">
            <text:p>57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5" table:style-name="ce11">
            <text:p>2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0" table:style-name="ce15">
            <text:p>4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904761904761898" table:style-name="ce15">
            <text:p>75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7.2222222222222" table:style-name="ce11">
            <text:p>6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921</text:p>
          </table:table-cell>
          <table:table-cell office:value-type="string" table:style-name="ce10">
            <text:p>AN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" table:style-name="ce15">
            <text:p>4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3" table:style-name="ce11">
            <text:p>5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23</text:p>
          </table:table-cell>
          <table:table-cell office:value-type="string" table:style-name="ce10">
            <text:p>RIMOZIONE DI UNGHIA, MATRICE UNGUEALE O PLICA UNGUE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8.615384615384599" table:style-name="ce11">
            <text:p>49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.9444444444444" table:style-name="ce11">
            <text:p>21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25" table:style-name="ce15">
            <text:p>1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21428571428571" table:style-name="ce15">
            <text:p>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72</text:p>
          </table:table-cell>
          <table:table-cell office:value-type="string" table:style-name="ce10">
            <text:p>ECO(COLOR)DOPPLERGRAFIA DEGLI ARTI SUPERIORI O INFERIORI O DISTRETTUALE, ARTERIOSA O VENOS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666666666667" table:style-name="ce15">
            <text:p>2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.1875" table:style-name="ce11">
            <text:p>23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4.121951219512" table:style-name="ce11">
            <text:p>104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2</text:p>
          </table:table-cell>
          <table:table-cell office:value-type="string" table:style-name="ce10">
            <text:p>VISITA ANGIOLOGICA DI CONTROLL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6666666666667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0" table:style-name="ce11">
            <text:p>7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4</text:p>
          </table:table-cell>
          <table:table-cell office:value-type="string" table:style-name="ce10">
            <text:p>VISITA CHIRUR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3.5" table:style-name="ce11">
            <text:p>4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125" table:style-name="ce15">
            <text:p>1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4.6666666666667" table:style-name="ce11">
            <text:p>3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714285714285701" table:style-name="ce11">
            <text:p>18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2.9166666666667" table:style-name="ce15">
            <text:p>93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.6666666666667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6</text:p>
          </table:table-cell>
          <table:table-cell office:value-type="string" table:style-name="ce10">
            <text:p>VISITA CHIRURGICA VASCOL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.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342857142857099" table:style-name="ce15">
            <text:p>50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3.142857142857" table:style-name="ce11">
            <text:p>21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" table:style-name="ce15">
            <text:p>3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466666666666697" table:style-name="ce15">
            <text:p>40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" table:style-name="ce15">
            <text:p>3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75" table:style-name="ce11">
            <text:p>1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269230769230798" table:style-name="ce15">
            <text:p>28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5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2</text:p>
          </table:table-cell>
          <table:table-cell office:value-type="string" table:style-name="ce10">
            <text:p>PRIMA VISITA ANGIOLOGIC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.5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2" table:style-name="ce15">
            <text:p>3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5833333333333" table:style-name="ce15">
            <text:p>3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4</text:p>
          </table:table-cell>
          <table:table-cell office:value-type="string" table:style-name="ce10">
            <text:p>PRIMA VISITA CHIRURGICA GEN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947368421052602" table:style-name="ce15">
            <text:p>29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711111111111101" table:style-name="ce15">
            <text:p>48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.25" table:style-name="ce15">
            <text:p>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6" table:style-name="ce15">
            <text:p>4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71428571428601" table:style-name="ce15">
            <text:p>2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71428571428599" table:style-name="ce15">
            <text:p>20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71428571428571" table:style-name="ce11">
            <text:p>10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588235294117599" table:style-name="ce15">
            <text:p>25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200000000000003" table:style-name="ce15">
            <text:p>36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4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7.6666666666667" table:style-name="ce11">
            <text:p>1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8333333333333" table:style-name="ce15">
            <text:p>2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3461538461538503" table:style-name="ce11">
            <text:p>6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814814814814801" table:style-name="ce15">
            <text:p>15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0588235294118" table:style-name="ce15">
            <text:p>25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5" table:style-name="ce11">
            <text:p>5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66071428571429" table:style-name="ce11">
            <text:p>7</text:p>
          </table:table-cell>
          <table:table-cell office:value-type="float" office:value="56" table:style-name="ce12">
            <text:p>5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.31034482758621" table:style-name="ce11">
            <text:p>8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8" table:style-name="ce11">
            <text:p>1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8333333333333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generale Totale</text:p>
          </table:table-cell>
          <table:table-cell table:number-columns-repeated="4" table:style-name="ce17"/>
          <table:table-cell office:value-type="float" office:value="46.703056419145632" table:style-name="ce11">
            <text:p>47</text:p>
          </table:table-cell>
          <table:table-cell office:value-type="float" office:value="914" table:style-name="ce12">
            <text:p>91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maxillo facciale</text:p>
          </table:table-cell>
          <table:table-cell office:value-type="string" table:style-name="ce10">
            <text:p>2301</text:p>
          </table:table-cell>
          <table:table-cell office:value-type="string" table:style-name="ce10">
            <text:p>ESTRAZIONE DI DENTE DECIDU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1.5" table:style-name="ce11">
            <text:p>5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1B</text:p>
          </table:table-cell>
          <table:table-cell office:value-type="string" table:style-name="ce10">
            <text:p>ESTRAZIONE DI RADICE RESIDU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3" table:style-name="ce11">
            <text:p>4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9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9B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4" table:style-name="ce11">
            <text:p>26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5.6666666666667" table:style-name="ce11">
            <text:p>5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5.875" table:style-name="ce11">
            <text:p>8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1</text:p>
          </table:table-cell>
          <table:table-cell office:value-type="string" table:style-name="ce10">
            <text:p>TERAPIA CANALARE IN DENTE MONORADICOLA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7" table:style-name="ce11">
            <text:p>7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3</text:p>
          </table:table-cell>
          <table:table-cell office:value-type="string" table:style-name="ce10">
            <text:p>TRATTAMENTO ORTODONTICO CON APPARECCHI ORTOPEDICO FUN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3" table:style-name="ce11">
            <text:p>6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24</text:p>
          </table:table-cell>
          <table:table-cell office:value-type="string" table:style-name="ce10">
            <text:p>BIOPSIA DELLA BOCCA, STRUTTURA NON SPECIF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52</text:p>
          </table:table-cell>
          <table:table-cell office:value-type="string" table:style-name="ce10">
            <text:p>SUTURA DI LACERAZIONE DI ALTRA PARTE DELLA BOC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.3" table:style-name="ce11">
            <text:p>2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317934782608702" table:style-name="ce15">
            <text:p>46</text:p>
          </table:table-cell>
          <table:table-cell office:value-type="float" office:value="368" table:style-name="ce16">
            <text:p>36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33333333333299" table:style-name="ce15">
            <text:p>1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3684210526315796" table:style-name="ce11">
            <text:p>5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8" table:style-name="ce15">
            <text:p>8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307692307692299" table:style-name="ce15">
            <text:p>11</text:p>
          </table:table-cell>
          <table:table-cell office:value-type="float" office:value="91" table:style-name="ce16">
            <text:p>9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125" table:style-name="ce15">
            <text:p>2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13</text:p>
          </table:table-cell>
          <table:table-cell office:value-type="string" table:style-name="ce10">
            <text:p>VALUTAZIONE MONOFUNZ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6428571428571401" table:style-name="ce11">
            <text:p>3</text:p>
          </table:table-cell>
          <table:table-cell office:value-type="float" office:value="70" table:style-name="ce12">
            <text:p>7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.318181818181801" table:style-name="ce11">
            <text:p>12</text:p>
          </table:table-cell>
          <table:table-cell office:value-type="float" office:value="44" table:style-name="ce12">
            <text:p>4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maxillo facciale Totale</text:p>
          </table:table-cell>
          <table:table-cell table:number-columns-repeated="4" table:style-name="ce17"/>
          <table:table-cell office:value-type="float" office:value="35.934239740443253" table:style-name="ce11">
            <text:p>36</text:p>
          </table:table-cell>
          <table:table-cell office:value-type="float" office:value="686" table:style-name="ce12">
            <text:p>68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plastica</text:p>
          </table:table-cell>
          <table:table-cell office:value-type="string" table:style-name="ce10">
            <text:p>86022</text:p>
          </table:table-cell>
          <table:table-cell office:value-type="string" table:style-name="ce10">
            <text:p>INFILTRAZIONE DI CHEL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6" table:style-name="ce11">
            <text:p>9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8.714285714285701" table:style-name="ce11">
            <text:p>59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5</text:p>
          </table:table-cell>
          <table:table-cell office:value-type="string" table:style-name="ce10">
            <text:p>VISITA DI CHIRURGIA PLAST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.5" table:style-name="ce11">
            <text:p>1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76470588235301" table:style-name="ce15">
            <text:p>21</text:p>
          </table:table-cell>
          <table:table-cell office:value-type="float" office:value="221" table:style-name="ce16">
            <text:p>2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5</text:p>
          </table:table-cell>
          <table:table-cell office:value-type="string" table:style-name="ce10">
            <text:p>PRIMA VISITA CHIRURGICA PLAST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6" table:style-name="ce11">
            <text:p>8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7619047619048" table:style-name="ce15">
            <text:p>11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2" table:style-name="ce15">
            <text:p>2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4054054054054" table:style-name="ce11">
            <text:p>13</text:p>
          </table:table-cell>
          <table:table-cell office:value-type="float" office:value="74" table:style-name="ce12">
            <text:p>7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375" table:style-name="ce11">
            <text:p>1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75" table:style-name="ce11">
            <text:p>1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plastica Totale</text:p>
          </table:table-cell>
          <table:table-cell table:number-columns-repeated="4" table:style-name="ce17"/>
          <table:table-cell office:value-type="float" office:value="21.898871097988749" table:style-name="ce11">
            <text:p>22</text:p>
          </table:table-cell>
          <table:table-cell office:value-type="float" office:value="397" table:style-name="ce12">
            <text:p>39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ure palliativ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.956521739130402" table:style-name="ce11">
            <text:p>50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0.875" table:style-name="ce11">
            <text:p>4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ure palliative Totale</text:p>
          </table:table-cell>
          <table:table-cell table:number-columns-repeated="4" table:style-name="ce17"/>
          <table:table-cell office:value-type="float" office:value="45.415760869565204" table:style-name="ce11">
            <text:p>45</text:p>
          </table:table-cell>
          <table:table-cell office:value-type="float" office:value="31" table:style-name="ce12">
            <text:p>3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Dermatologia</text:p>
          </table:table-cell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468085106383" table:style-name="ce15">
            <text:p>22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28</text:p>
          </table:table-cell>
          <table:table-cell office:value-type="string" table:style-name="ce10">
            <text:p>RIMOZIONE NON ASPORTATIVA DI FERITA, INFEZIONE O USTION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301</text:p>
          </table:table-cell>
          <table:table-cell office:value-type="string" table:style-name="ce10">
            <text:p>ASPORTAZIONE O DEMOLIZIONE LOCALE DI LESIONE O TESSUTO CUTANEO E SOTTOCUTANEO MEDIANTE CRI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1.6666666666667" table:style-name="ce11">
            <text:p>6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60.272727272727302" table:style-name="ce11">
            <text:p>60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11" table:style-name="ce11">
            <text:p>1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0.7" table:style-name="ce11">
            <text:p>31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" table:style-name="ce15">
            <text:p>3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172619047619001" table:style-name="ce15">
            <text:p>28</text:p>
          </table:table-cell>
          <table:table-cell office:value-type="float" office:value="168" table:style-name="ce16">
            <text:p>16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6.675675675675706" table:style-name="ce11">
            <text:p>67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87.3333333333333" table:style-name="ce11">
            <text:p>87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3.690476190476204" table:style-name="ce15">
            <text:p>74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53.454545454545503" table:style-name="ce11">
            <text:p>53</text:p>
          </table:table-cell>
          <table:table-cell office:value-type="float" office:value="44" table:style-name="ce12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523809523809497" table:style-name="ce15">
            <text:p>41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8.088235294117695" table:style-name="ce11">
            <text:p>68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3333333333333" table:style-name="ce15">
            <text:p>2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113432835820902" table:style-name="ce15">
            <text:p>40</text:p>
          </table:table-cell>
          <table:table-cell office:value-type="float" office:value="335" table:style-name="ce16">
            <text:p>3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5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538461538461501" table:style-name="ce15">
            <text:p>2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022727272727302" table:style-name="ce15">
            <text:p>58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8.25" table:style-name="ce11">
            <text:p>4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6.263157894736807" table:style-name="ce15">
            <text:p>76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32.3333333333333" table:style-name="ce11">
            <text:p>3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696969696969699" table:style-name="ce15">
            <text:p>28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041095890411" table:style-name="ce15">
            <text:p>60</text:p>
          </table:table-cell>
          <table:table-cell office:value-type="float" office:value="73" table:style-name="ce16">
            <text:p>7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5.5" table:style-name="ce11">
            <text:p>1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.0571428571429" table:style-name="ce15">
            <text:p>33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7822580645161" table:style-name="ce15">
            <text:p>45</text:p>
          </table:table-cell>
          <table:table-cell office:value-type="float" office:value="124" table:style-name="ce16">
            <text:p>1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571428571428601" table:style-name="ce15">
            <text:p>2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933333333333302" table:style-name="ce15">
            <text:p>27</text:p>
          </table:table-cell>
          <table:table-cell office:value-type="float" office:value="120" table:style-name="ce16">
            <text:p>1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5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4.454545454545503" table:style-name="ce15">
            <text:p>44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956521739130395" table:style-name="ce15">
            <text:p>68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8490566037735796" table:style-name="ce11">
            <text:p>8</text:p>
          </table:table-cell>
          <table:table-cell office:value-type="float" office:value="53" table:style-name="ce12">
            <text:p>5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397058823529399" table:style-name="ce15">
            <text:p>24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046875" table:style-name="ce15">
            <text:p>36</text:p>
          </table:table-cell>
          <table:table-cell office:value-type="float" office:value="192" table:style-name="ce16">
            <text:p>19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875" table:style-name="ce15">
            <text:p>3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.4" table:style-name="ce11">
            <text:p>11</text:p>
          </table:table-cell>
          <table:table-cell office:value-type="float" office:value="200" table:style-name="ce12">
            <text:p>20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9352941176471" table:style-name="ce15">
            <text:p>26</text:p>
          </table:table-cell>
          <table:table-cell office:value-type="float" office:value="170" table:style-name="ce16">
            <text:p>17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.6" table:style-name="ce11">
            <text:p>1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9.400000000000006" table:style-name="ce11">
            <text:p>6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.434782608695599" table:style-name="ce11">
            <text:p>32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141</text:p>
          </table:table-cell>
          <table:table-cell office:value-type="string" table:style-name="ce10">
            <text:p>INFUSIONE DI IMMUNOGLOBULINE ENDOVEN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1" table:style-name="ce11">
            <text:p>9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82</text:p>
          </table:table-cell>
          <table:table-cell office:value-type="string" table:style-name="ce10">
            <text:p>TERAPIA A LUCE ULTRAVIOLET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Dermatologia Totale</text:p>
          </table:table-cell>
          <table:table-cell table:number-columns-repeated="4" table:style-name="ce17"/>
          <table:table-cell office:value-type="float" office:value="32.081989140765458" table:style-name="ce11">
            <text:p>32</text:p>
          </table:table-cell>
          <table:table-cell office:value-type="float" office:value="2152" table:style-name="ce12">
            <text:p>215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astroenterologia</text:p>
          </table:table-cell>
          <table:table-cell office:value-type="string" table:style-name="ce10">
            <text:p>43111</text:p>
          </table:table-cell>
          <table:table-cell office:value-type="string" table:style-name="ce10">
            <text:p>SOSTITUZIONE GASTROSTOMIA E/O DIGIUNOSTOMIA PERCUTANE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818181818181799" table:style-name="ce15">
            <text:p>2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933333333333302" table:style-name="ce15">
            <text:p>2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75" table:style-name="ce11">
            <text:p>6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75" table:style-name="ce15">
            <text:p>31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099999999999994" table:style-name="ce15">
            <text:p>67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" table:style-name="ce15">
            <text:p>3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" table:style-name="ce15">
            <text:p>3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.371428571428599" table:style-name="ce11">
            <text:p>17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296296296296301" table:style-name="ce15">
            <text:p>27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6.048780487804905" table:style-name="ce15">
            <text:p>76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5" table:style-name="ce15">
            <text:p>3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464285714285701" table:style-name="ce15">
            <text:p>38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2222222222222197" table:style-name="ce11">
            <text:p>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3571428571429" table:style-name="ce15">
            <text:p>1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2" table:style-name="ce15">
            <text:p>4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5.25" table:style-name="ce11">
            <text:p>3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4444444444444" table:style-name="ce15">
            <text:p>3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923076923076898" table:style-name="ce15">
            <text:p>33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8.125" table:style-name="ce11">
            <text:p>3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astroenterologia Totale</text:p>
          </table:table-cell>
          <table:table-cell table:number-columns-repeated="4" table:style-name="ce17"/>
          <table:table-cell office:value-type="float" office:value="22.657662129082272" table:style-name="ce11">
            <text:p>23</text:p>
          </table:table-cell>
          <table:table-cell office:value-type="float" office:value="389" table:style-name="ce12">
            <text:p>38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er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6.5" table:style-name="ce11">
            <text:p>2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2.742574257425701" table:style-name="ce11">
            <text:p>63</text:p>
          </table:table-cell>
          <table:table-cell office:value-type="float" office:value="101" table:style-name="ce12">
            <text:p>10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9.823529411764703" table:style-name="ce11">
            <text:p>40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9.79146919431301" table:style-name="ce15">
            <text:p>180</text:p>
          </table:table-cell>
          <table:table-cell office:value-type="float" office:value="211" table:style-name="ce16">
            <text:p>2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8125" table:style-name="ce15">
            <text:p>22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6666666666667" table:style-name="ce15">
            <text:p>2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6" table:style-name="ce15">
            <text:p>3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" table:style-name="ce15">
            <text:p>61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.3333333333333299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633333333333301" table:style-name="ce15">
            <text:p>24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5416666666667" table:style-name="ce15">
            <text:p>40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787234042553195" table:style-name="ce15">
            <text:p>75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eriatria Totale</text:p>
          </table:table-cell>
          <table:table-cell table:number-columns-repeated="4" table:style-name="ce17"/>
          <table:table-cell office:value-type="float" office:value="34.487252709812232" table:style-name="ce11">
            <text:p>34</text:p>
          </table:table-cell>
          <table:table-cell office:value-type="float" office:value="570" table:style-name="ce12">
            <text:p>57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endocrine,del ricambio e della nutrizione</text:p>
          </table:table-cell>
          <table:table-cell office:value-type="string" table:style-name="ce10">
            <text:p>8622</text:p>
          </table:table-cell>
          <table:table-cell office:value-type="string" table:style-name="ce10">
            <text:p>RIMOZIONE ASPORTATIVA DI FERITA, INFEZIONE O USTION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1.2" table:style-name="ce11">
            <text:p>11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1.5" table:style-name="ce11">
            <text:p>4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981001727115697" table:style-name="ce15">
            <text:p>45</text:p>
          </table:table-cell>
          <table:table-cell office:value-type="float" office:value="579" table:style-name="ce16">
            <text:p>57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49.933333333333" table:style-name="ce11">
            <text:p>150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30.15625" table:style-name="ce11">
            <text:p>130</text:p>
          </table:table-cell>
          <table:table-cell office:value-type="float" office:value="64" table:style-name="ce12">
            <text:p>6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7.5229357798165" table:style-name="ce11">
            <text:p>58</text:p>
          </table:table-cell>
          <table:table-cell office:value-type="float" office:value="109" table:style-name="ce12">
            <text:p>10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.303030303030297" table:style-name="ce15">
            <text:p>59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6.827586206897" table:style-name="ce11">
            <text:p>187</text:p>
          </table:table-cell>
          <table:table-cell office:value-type="float" office:value="58" table:style-name="ce12">
            <text:p>5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7.13333333333301" table:style-name="ce15">
            <text:p>137</text:p>
          </table:table-cell>
          <table:table-cell office:value-type="float" office:value="540" table:style-name="ce16">
            <text:p>5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91</text:p>
          </table:table-cell>
          <table:table-cell office:value-type="string" table:style-name="ce10">
            <text:p>TEST <text:s/>CARDIOVASCOLARI PER VALUTAZIONE DI NEUROPATIA AUTONOM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4.695652173913" table:style-name="ce11">
            <text:p>145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0.818181818181799" table:style-name="ce11">
            <text:p>2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65625" table:style-name="ce15">
            <text:p>28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114754098360699" table:style-name="ce15">
            <text:p>31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3.5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6666666666667" table:style-name="ce15">
            <text:p>2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" table:style-name="ce15">
            <text:p>2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4.727272727272698" table:style-name="ce11">
            <text:p>4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125" table:style-name="ce15">
            <text:p>1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7.1428571428571" table:style-name="ce11">
            <text:p>1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75" table:style-name="ce15">
            <text:p>5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5555555555556" table:style-name="ce11">
            <text:p>12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258064516129" table:style-name="ce15">
            <text:p>27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553191489361701" table:style-name="ce15">
            <text:p>49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4" table:style-name="ce15">
            <text:p>8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1</text:p>
          </table:table-cell>
          <table:table-cell office:value-type="string" table:style-name="ce10">
            <text:p>PRELIEVO DI SANGUE CAPILLARE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6.25" table:style-name="ce11">
            <text:p>66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1.375" table:style-name="ce11">
            <text:p>11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.75" table:style-name="ce11">
            <text:p>2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066162570888501" table:style-name="ce15">
            <text:p>46</text:p>
          </table:table-cell>
          <table:table-cell office:value-type="float" office:value="529" table:style-name="ce16">
            <text:p>5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67.91176470588201" table:style-name="ce11">
            <text:p>168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39.64444444444399" table:style-name="ce11">
            <text:p>140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1.4" table:style-name="ce11">
            <text:p>61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2" table:style-name="ce11">
            <text:p>25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4.87241379310299" table:style-name="ce11">
            <text:p>105</text:p>
          </table:table-cell>
          <table:table-cell office:value-type="float" office:value="299" table:style-name="ce12">
            <text:p>29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1.375" table:style-name="ce11">
            <text:p>11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endocrine,del ricambio e della nutrizione Totale</text:p>
          </table:table-cell>
          <table:table-cell table:number-columns-repeated="4" table:style-name="ce17"/>
          <table:table-cell office:value-type="float" office:value="54.994551218282361" table:style-name="ce11">
            <text:p>55</text:p>
          </table:table-cell>
          <table:table-cell office:value-type="float" office:value="2751" table:style-name="ce12">
            <text:p>275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infettive e tropicali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9567567567568" table:style-name="ce15">
            <text:p>13</text:p>
          </table:table-cell>
          <table:table-cell office:value-type="float" office:value="185" table:style-name="ce16">
            <text:p>18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2</text:p>
          </table:table-cell>
          <table:table-cell office:value-type="string" table:style-name="ce10">
            <text:p>PRELIEVO DI SANGUE VENO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.2222222222222197" table:style-name="ce11">
            <text:p>7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48484848484848" table:style-name="ce11">
            <text:p>3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infettive e tropicali Totale</text:p>
          </table:table-cell>
          <table:table-cell table:number-columns-repeated="4" table:style-name="ce17"/>
          <table:table-cell office:value-type="float" office:value="11.3330178663512" table:style-name="ce11">
            <text:p>11</text:p>
          </table:table-cell>
          <table:table-cell office:value-type="float" office:value="267" table:style-name="ce12">
            <text:p>26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generale</text:p>
          </table:table-cell>
          <table:table-cell office:value-type="string" table:style-name="ce10">
            <text:p>38221</text:p>
          </table:table-cell>
          <table:table-cell office:value-type="string" table:style-name="ce10">
            <text:p>CAPILLAROSCOPIA CON VIDEOREGIST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625" table:style-name="ce15">
            <text:p>4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14</text:p>
          </table:table-cell>
          <table:table-cell office:value-type="string" table:style-name="ce10">
            <text:p>DIAGNOSTICA ECOGRAFICA DEL CAPO E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0" table:style-name="ce11">
            <text:p>20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4" table:style-name="ce11">
            <text:p>64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2.25" table:style-name="ce11">
            <text:p>5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4.3333333333333" table:style-name="ce11">
            <text:p>3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781456953642405" table:style-name="ce15">
            <text:p>81</text:p>
          </table:table-cell>
          <table:table-cell office:value-type="float" office:value="151" table:style-name="ce16">
            <text:p>1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9.268817204301101" table:style-name="ce15">
            <text:p>89</text:p>
          </table:table-cell>
          <table:table-cell office:value-type="float" office:value="93" table:style-name="ce16">
            <text:p>9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.48" table:style-name="ce11">
            <text:p>24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5.5" table:style-name="ce11">
            <text:p>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25" table:style-name="ce15">
            <text:p>2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487804878048799" table:style-name="ce15">
            <text:p>50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3333333333333" table:style-name="ce15">
            <text:p>29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8.6666666666667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5" table:style-name="ce11">
            <text:p>4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769230769230798" table:style-name="ce15">
            <text:p>3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285714285714299" table:style-name="ce15">
            <text:p>44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25" table:style-name="ce11">
            <text:p>1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363636363636399" table:style-name="ce15">
            <text:p>2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176470588235301" table:style-name="ce15">
            <text:p>26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9.765306122448997" table:style-name="ce11">
            <text:p>60</text:p>
          </table:table-cell>
          <table:table-cell office:value-type="float" office:value="98" table:style-name="ce12">
            <text:p>9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.2222222222222" table:style-name="ce11">
            <text:p>3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generale Totale</text:p>
          </table:table-cell>
          <table:table-cell table:number-columns-repeated="4" table:style-name="ce17"/>
          <table:table-cell office:value-type="float" office:value="35.89363309069379" table:style-name="ce11">
            <text:p>36</text:p>
          </table:table-cell>
          <table:table-cell office:value-type="float" office:value="595" table:style-name="ce12">
            <text:p>59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nucleare</text:p>
          </table:table-cell>
          <table:table-cell office:value-type="string" table:style-name="ce10">
            <text:p>8901A</text:p>
          </table:table-cell>
          <table:table-cell office:value-type="string" table:style-name="ce10">
            <text:p>VISITA DI MEDICINA NUCLE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" table:style-name="ce15">
            <text:p>32</text:p>
          </table:table-cell>
          <table:table-cell office:value-type="float" office:value="94" table:style-name="ce16">
            <text:p>9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3</text:p>
          </table:table-cell>
          <table:table-cell office:value-type="string" table:style-name="ce10">
            <text:p>PRIMA VISITA DI MEDICINA NUCLE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8" table:style-name="ce15">
            <text:p>1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2</text:p>
          </table:table-cell>
          <table:table-cell office:value-type="string" table:style-name="ce10">
            <text:p>SCINTIGRAFIA TIROIDEA CON CAPTAZIONE, CON O SENZA PROVE FARMACOLOG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3333333333333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3</text:p>
          </table:table-cell>
          <table:table-cell office:value-type="string" table:style-name="ce10">
            <text:p>SCINTIGRAFIA TIROID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" table:style-name="ce15">
            <text:p>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4</text:p>
          </table:table-cell>
          <table:table-cell office:value-type="string" table:style-name="ce10">
            <text:p>SCINTIGRAFIA TIROIDEA CON INDICATORI POS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1</text:p>
          </table:table-cell>
          <table:table-cell office:value-type="string" table:style-name="ce10">
            <text:p>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3</text:p>
          </table:table-cell>
          <table:table-cell office:value-type="string" table:style-name="ce10">
            <text:p>SCINTIGRAFIA SEQUENZIALE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727272727272702" table:style-name="ce15">
            <text:p>2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5</text:p>
          </table:table-cell>
          <table:table-cell office:value-type="string" table:style-name="ce10">
            <text:p>TOMO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3142857142857096" table:style-name="ce15">
            <text:p>8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41</text:p>
          </table:table-cell>
          <table:table-cell office:value-type="string" table:style-name="ce10">
            <text:p>SCINTIGRAFIA SEQUENZIALE DELLE GHIANDOLE SALIVARI CON STUDIO FUNZ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92</text:p>
          </table:table-cell>
          <table:table-cell office:value-type="string" table:style-name="ce10">
            <text:p>TOMOSCINTIGRAFIA MIOCARDICA (SPET) DI PERFUSIONE A RIPOSO O DOPO STIMO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636363636363601" table:style-name="ce15">
            <text:p>18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5</text:p>
          </table:table-cell>
          <table:table-cell office:value-type="string" table:style-name="ce10">
            <text:p>TOMOSCINTIGRAFIA <text:s/>CEREBRALE (S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8571428571429" table:style-name="ce15">
            <text:p>1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6</text:p>
          </table:table-cell>
          <table:table-cell office:value-type="string" table:style-name="ce10">
            <text:p>TOMOSCINTIGRAFIA <text:s/>CEREBRALE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" table:style-name="ce15">
            <text:p>26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3</text:p>
          </table:table-cell>
          <table:table-cell office:value-type="string" table:style-name="ce10">
            <text:p>SCINTIGRAFIA DELLE PARATIROID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51</text:p>
          </table:table-cell>
          <table:table-cell office:value-type="string" table:style-name="ce10">
            <text:p>SCINTIGRAFIA POLMONARE PERFUS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6666666666666696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2</text:p>
          </table:table-cell>
          <table:table-cell office:value-type="string" table:style-name="ce10">
            <text:p>SCINTIGRAFIA OSSEA O 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875" table:style-name="ce11">
            <text:p>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5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0350877192982502" table:style-name="ce15">
            <text:p>6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8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5</text:p>
          </table:table-cell>
          <table:table-cell office:value-type="string" table:style-name="ce10">
            <text:p>SCINTIGRAFIA GLOBALE CORPOREA CON TRACCIANTI IMMUNOLOGICI E RECETT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6</text:p>
          </table:table-cell>
          <table:table-cell office:value-type="string" table:style-name="ce10">
            <text:p>TOMOSCINTIGRAFIA GLOBALE CORPOREA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21428571428571" table:style-name="ce11">
            <text:p>8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1441441441441" table:style-name="ce15">
            <text:p>34</text:p>
          </table:table-cell>
          <table:table-cell office:value-type="float" office:value="111" table:style-name="ce16">
            <text:p>1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96</text:p>
          </table:table-cell>
          <table:table-cell office:value-type="string" table:style-name="ce10">
            <text:p>SCINTIGRAFIA SEGMENTARIA DOPO SCINTIGRAFIA TOTAL BODY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5" table:style-name="ce11">
            <text:p>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1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.75" table:style-name="ce11">
            <text:p>2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2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5" table:style-name="ce11">
            <text:p>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2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3333333333333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4</text:p>
          </table:table-cell>
          <table:table-cell office:value-type="string" table:style-name="ce10">
            <text:p>STUDIO FISICO-DOSIMETR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3333333333333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6</text:p>
          </table:table-cell>
          <table:table-cell office:value-type="string" table:style-name="ce10">
            <text:p>DOSIMETRIA IN V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.3333333333333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nucleare Totale</text:p>
          </table:table-cell>
          <table:table-cell table:number-columns-repeated="4" table:style-name="ce17"/>
          <table:table-cell office:value-type="float" office:value="14.323338524572071" table:style-name="ce11">
            <text:p>14</text:p>
          </table:table-cell>
          <table:table-cell office:value-type="float" office:value="503" table:style-name="ce12">
            <text:p>50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sportiva</text:p>
          </table:table-cell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.6" table:style-name="ce11">
            <text:p>2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493670886076" table:style-name="ce11">
            <text:p>15</text:p>
          </table:table-cell>
          <table:table-cell office:value-type="float" office:value="79" table:style-name="ce12">
            <text:p>7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2</text:p>
          </table:table-cell>
          <table:table-cell office:value-type="string" table:style-name="ce10">
            <text:p>TEST DA SFORZO DEI DUE GRADINI DI MASTERS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493670886076" table:style-name="ce11">
            <text:p>15</text:p>
          </table:table-cell>
          <table:table-cell office:value-type="float" office:value="79" table:style-name="ce12">
            <text:p>7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4" table:style-name="ce11">
            <text:p>4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1975308641975" table:style-name="ce11">
            <text:p>16</text:p>
          </table:table-cell>
          <table:table-cell office:value-type="float" office:value="81" table:style-name="ce12">
            <text:p>8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444</text:p>
          </table:table-cell>
          <table:table-cell office:value-type="string" table:style-name="ce10">
            <text:p>URINE ESAME PARZIALE (Acetone e glucosio quantitativo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.1975308641975" table:style-name="ce11">
            <text:p>16</text:p>
          </table:table-cell>
          <table:table-cell office:value-type="float" office:value="81" table:style-name="ce12">
            <text:p>8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sportiva Totale</text:p>
          </table:table-cell>
          <table:table-cell table:number-columns-repeated="4" table:style-name="ce17"/>
          <table:table-cell office:value-type="float" office:value="22.330400583424503" table:style-name="ce11">
            <text:p>22</text:p>
          </table:table-cell>
          <table:table-cell office:value-type="float" office:value="327" table:style-name="ce12">
            <text:p>32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frologia</text:p>
          </table:table-cell>
          <table:table-cell office:value-type="string" table:style-name="ce10">
            <text:p>8901B</text:p>
          </table:table-cell>
          <table:table-cell office:value-type="string" table:style-name="ce10">
            <text:p>VISITA NEFROLOGICA DI CONTROLL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1.333333333333" table:style-name="ce11">
            <text:p>22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3.072289156626503" table:style-name="ce11">
            <text:p>53</text:p>
          </table:table-cell>
          <table:table-cell office:value-type="float" office:value="83" table:style-name="ce12">
            <text:p>8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362573099415201" table:style-name="ce15">
            <text:p>52</text:p>
          </table:table-cell>
          <table:table-cell office:value-type="float" office:value="171" table:style-name="ce16">
            <text:p>17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4</text:p>
          </table:table-cell>
          <table:table-cell office:value-type="string" table:style-name="ce10">
            <text:p>PRIMA VISITA NEF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0625" table:style-name="ce11">
            <text:p>7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421052631578899" table:style-name="ce15">
            <text:p>2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192307692307701" table:style-name="ce15">
            <text:p>43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frologia Totale</text:p>
          </table:table-cell>
          <table:table-cell table:number-columns-repeated="4" table:style-name="ce17"/>
          <table:table-cell office:value-type="float" office:value="41.644405591326134" table:style-name="ce11">
            <text:p>42</text:p>
          </table:table-cell>
          <table:table-cell office:value-type="float" office:value="323" table:style-name="ce12">
            <text:p>32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onatologia</text:p>
          </table:table-cell>
          <table:table-cell office:value-type="string" table:style-name="ce10">
            <text:p>88711</text:p>
          </table:table-cell>
          <table:table-cell office:value-type="string" table:style-name="ce10">
            <text:p>ECOENCEFAL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7777777777777799" table:style-name="ce11">
            <text:p>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6363636363636398" table:style-name="ce11">
            <text:p>4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.1470588235294104" table:style-name="ce11">
            <text:p>7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28571428571429" table:style-name="ce11">
            <text:p>6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onatologia Totale</text:p>
          </table:table-cell>
          <table:table-cell table:number-columns-repeated="4" table:style-name="ce17"/>
          <table:table-cell office:value-type="float" office:value="5.6693829046770245" table:style-name="ce11">
            <text:p>6</text:p>
          </table:table-cell>
          <table:table-cell office:value-type="float" office:value="101" table:style-name="ce12">
            <text:p>10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chirur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5" table:style-name="ce15">
            <text:p>2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473684210526301" table:style-name="ce15">
            <text:p>58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25" table:style-name="ce11">
            <text:p>8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1" table:style-name="ce15">
            <text:p>21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387096774193601" table:style-name="ce15">
            <text:p>35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2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9</text:p>
          </table:table-cell>
          <table:table-cell office:value-type="string" table:style-name="ce10">
            <text:p>INIEZIONE DI TOSSINA BOTULIN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8.33000000000001" table:style-name="ce11">
            <text:p>128</text:p>
          </table:table-cell>
          <table:table-cell office:value-type="float" office:value="200" table:style-name="ce12">
            <text:p>20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chirurgia Totale</text:p>
          </table:table-cell>
          <table:table-cell table:number-columns-repeated="4" table:style-name="ce17"/>
          <table:table-cell office:value-type="float" office:value="36.161347623089988" table:style-name="ce11">
            <text:p>36</text:p>
          </table:table-cell>
          <table:table-cell office:value-type="float" office:value="343" table:style-name="ce12">
            <text:p>34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lo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1" table:style-name="ce11">
            <text:p>3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6.705882352941202" table:style-name="ce11">
            <text:p>37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6666666666667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705882352941199" table:style-name="ce15">
            <text:p>31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" table:style-name="ce15">
            <text:p>21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3.8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25" table:style-name="ce15">
            <text:p>3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" table:style-name="ce15">
            <text:p>3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931034482758601" table:style-name="ce15">
            <text:p>30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3.1666666666667" table:style-name="ce11">
            <text:p>1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.066666666666698" table:style-name="ce15">
            <text:p>3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8333333333333" table:style-name="ce15">
            <text:p>42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4545454545454497" table:style-name="ce11">
            <text:p>6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666666666667" table:style-name="ce15">
            <text:p>1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7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1111111111111098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074999999999999" table:style-name="ce15">
            <text:p>21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5555555555556" table:style-name="ce15">
            <text:p>40</text:p>
          </table:table-cell>
          <table:table-cell office:value-type="float" office:value="54" table:style-name="ce16">
            <text:p>5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1</text:p>
          </table:table-cell>
          <table:table-cell office:value-type="string" table:style-name="ce10">
            <text:p>VISITA NE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5.9" table:style-name="ce11">
            <text:p>4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4.7" table:style-name="ce11">
            <text:p>2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4.1111111111111" table:style-name="ce11">
            <text:p>2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50.8333333333333" table:style-name="ce11">
            <text:p>5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6666666666667" table:style-name="ce15">
            <text:p>48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088888888888899" table:style-name="ce15">
            <text:p>25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051282051282101" table:style-name="ce15">
            <text:p>48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</text:p>
          </table:table-cell>
          <table:table-cell office:value-type="string" table:style-name="ce10">
            <text:p>ELETTROENCEFALOGRAMM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7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285714285714299" table:style-name="ce15">
            <text:p>1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75" table:style-name="ce15">
            <text:p>36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2</text:p>
          </table:table-cell>
          <table:table-cell office:value-type="string" table:style-name="ce10">
            <text:p>ELETTROENCEFALOGRAMMA CON PRIVAZIONE DEL SON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6" table:style-name="ce15">
            <text:p>12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1</text:p>
          </table:table-cell>
          <table:table-cell office:value-type="string" table:style-name="ce10">
            <text:p>ELETTROMIOGRAFIA SEMPLICE [EMG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086956521739097" table:style-name="ce15">
            <text:p>40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3</text:p>
          </table:table-cell>
          <table:table-cell office:value-type="string" table:style-name="ce10">
            <text:p>ELETTROMIOGRAFIA DI UNITA'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5" table:style-name="ce11">
            <text:p>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5</text:p>
          </table:table-cell>
          <table:table-cell office:value-type="string" table:style-name="ce10">
            <text:p>RISPOSTE RIFLESS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3.3333333333333" table:style-name="ce11">
            <text:p>4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4" table:style-name="ce15">
            <text:p>6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1</text:p>
          </table:table-cell>
          <table:table-cell office:value-type="string" table:style-name="ce10">
            <text:p>VELOCITA' DI CONDUZIONE NERVOSA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2" table:style-name="ce11">
            <text:p>2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4838709677419" table:style-name="ce15">
            <text:p>30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783216783216801" table:style-name="ce15">
            <text:p>35</text:p>
          </table:table-cell>
          <table:table-cell office:value-type="float" office:value="143" table:style-name="ce16">
            <text:p>14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2</text:p>
          </table:table-cell>
          <table:table-cell office:value-type="string" table:style-name="ce10">
            <text:p>VELOCITA' DI CONDUZIONE NERVOSA <text:s/>SENS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2" table:style-name="ce11">
            <text:p>2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9166666666667" table:style-name="ce15">
            <text:p>28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5703125" table:style-name="ce15">
            <text:p>34</text:p>
          </table:table-cell>
          <table:table-cell office:value-type="float" office:value="128" table:style-name="ce16">
            <text:p>1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1" table:style-name="ce11">
            <text:p>3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5.1111111111111" table:style-name="ce11">
            <text:p>45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2</text:p>
          </table:table-cell>
          <table:table-cell office:value-type="string" table:style-name="ce10">
            <text:p>SOMMINISTRAZIONE DI TEST DI DETERIORAMENTO O SVILUPPO INTELLETTIV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.5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21</text:p>
          </table:table-cell>
          <table:table-cell office:value-type="string" table:style-name="ce10">
            <text:p>SOMMINISTRAZIONE DI TEST DELLA MEM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1" table:style-name="ce11">
            <text:p>32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3.2068965517241" table:style-name="ce11">
            <text:p>53</text:p>
          </table:table-cell>
          <table:table-cell office:value-type="float" office:value="87" table:style-name="ce12">
            <text:p>8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1</text:p>
          </table:table-cell>
          <table:table-cell office:value-type="string" table:style-name="ce10">
            <text:p>SOMMINISTRAZIONE DI TEST DELLE FUNZIONI ESECUT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1" table:style-name="ce11">
            <text:p>32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846153846153797" table:style-name="ce15">
            <text:p>58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2</text:p>
          </table:table-cell>
          <table:table-cell office:value-type="string" table:style-name="ce10">
            <text:p>SOMMINISTRAZIONE DI TEST DELLE <text:s/>ABILITA' VISUO SPAZ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1" table:style-name="ce11">
            <text:p>3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7" table:style-name="ce15">
            <text:p>58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1" table:style-name="ce11">
            <text:p>3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275862068965502" table:style-name="ce15">
            <text:p>47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logia Totale</text:p>
          </table:table-cell>
          <table:table-cell table:number-columns-repeated="4" table:style-name="ce17"/>
          <table:table-cell office:value-type="float" office:value="53.449854363598519" table:style-name="ce11">
            <text:p>53</text:p>
          </table:table-cell>
          <table:table-cell office:value-type="float" office:value="1119" table:style-name="ce12">
            <text:p>111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culistica</text:p>
          </table:table-cell>
          <table:table-cell office:value-type="string" table:style-name="ce10">
            <text:p>11991</text:p>
          </table:table-cell>
          <table:table-cell office:value-type="string" table:style-name="ce10">
            <text:p>APPLICAZIONE TERAPEUTICA DI LENTE A CONTAT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076923076923102" table:style-name="ce11">
            <text:p>2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214</text:p>
          </table:table-cell>
          <table:table-cell office:value-type="string" table:style-name="ce10">
            <text:p>IRIDECTOM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6" table:style-name="ce11">
            <text:p>4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41</text:p>
          </table:table-cell>
          <table:table-cell office:value-type="string" table:style-name="ce10">
            <text:p>INTERVENTO DI CATARATTA CON O SENZA IMPIANTO DI LENTE INTRA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8.5" table:style-name="ce11">
            <text:p>7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3333333333333" table:style-name="ce15">
            <text:p>2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7.90909090909099" table:style-name="ce15">
            <text:p>248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64</text:p>
          </table:table-cell>
          <table:table-cell office:value-type="string" table:style-name="ce10">
            <text:p>CAPSULOTOMIA YAG-LASER PER CATARATTA SECOND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34</text:p>
          </table:table-cell>
          <table:table-cell office:value-type="string" table:style-name="ce10">
            <text:p>RIPARAZIONE DI LACERAZIONE DELLA RETINA MEDIANTE FOTOCOAGULAZIONE CON ARGON (LASER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75</text:p>
          </table:table-cell>
          <table:table-cell office:value-type="string" table:style-name="ce10">
            <text:p>INIEZIONE INTRAVITREALE DI SOSTANZE TERAPEU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9651162790698" table:style-name="ce11">
            <text:p>25</text:p>
          </table:table-cell>
          <table:table-cell office:value-type="float" office:value="86" table:style-name="ce12">
            <text:p>8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2</text:p>
          </table:table-cell>
          <table:table-cell office:value-type="string" table:style-name="ce10">
            <text:p>VALUTAZIONE ORTOT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7.25" table:style-name="ce11">
            <text:p>3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2" table:style-name="ce11">
            <text:p>6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825396825396801" table:style-name="ce15">
            <text:p>50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117647058823501" table:style-name="ce15">
            <text:p>45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</text:p>
          </table:table-cell>
          <table:table-cell office:value-type="string" table:style-name="ce10">
            <text:p>PRIMA VISITA OCULIS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8571428571429" table:style-name="ce15">
            <text:p>20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119205298013199" table:style-name="ce15">
            <text:p>52</text:p>
          </table:table-cell>
          <table:table-cell office:value-type="float" office:value="151" table:style-name="ce16">
            <text:p>1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363636363636399" table:style-name="ce15">
            <text:p>31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220183486238497" table:style-name="ce15">
            <text:p>37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4.12" table:style-name="ce15">
            <text:p>44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453488372092998" table:style-name="ce15">
            <text:p>51</text:p>
          </table:table-cell>
          <table:table-cell office:value-type="float" office:value="86" table:style-name="ce16">
            <text:p>8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9583333333333" table:style-name="ce15">
            <text:p>17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012658227848" table:style-name="ce15">
            <text:p>16</text:p>
          </table:table-cell>
          <table:table-cell office:value-type="float" office:value="158" table:style-name="ce16">
            <text:p>15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51" table:style-name="ce11">
            <text:p>5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379310344827601" table:style-name="ce15">
            <text:p>35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9" table:style-name="ce11">
            <text:p>2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3333333333333" table:style-name="ce15">
            <text:p>27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8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0833333333333" table:style-name="ce15">
            <text:p>27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923076923076898" table:style-name="ce15">
            <text:p>43</text:p>
          </table:table-cell>
          <table:table-cell office:value-type="float" office:value="130" table:style-name="ce16">
            <text:p>1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1</text:p>
          </table:table-cell>
          <table:table-cell office:value-type="string" table:style-name="ce10">
            <text:p>VISITA OCULIST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1.514018691588802" table:style-name="ce11">
            <text:p>52</text:p>
          </table:table-cell>
          <table:table-cell office:value-type="float" office:value="107" table:style-name="ce12">
            <text:p>10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1.625" table:style-name="ce11">
            <text:p>3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68.161290322580598" table:style-name="ce11">
            <text:p>68</text:p>
          </table:table-cell>
          <table:table-cell office:value-type="float" office:value="31" table:style-name="ce12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4.936170212766001" table:style-name="ce11">
            <text:p>45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79" table:style-name="ce11">
            <text:p>7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5.231707317073202" table:style-name="ce11">
            <text:p>75</text:p>
          </table:table-cell>
          <table:table-cell office:value-type="float" office:value="246" table:style-name="ce12">
            <text:p>24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67" table:style-name="ce11">
            <text:p>6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212765957446805" table:style-name="ce15">
            <text:p>67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31</text:p>
          </table:table-cell>
          <table:table-cell office:value-type="string" table:style-name="ce10">
            <text:p>STUDIO DELLA TOPOGRAF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6666666666667" table:style-name="ce15">
            <text:p>4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5</text:p>
          </table:table-cell>
          <table:table-cell office:value-type="string" table:style-name="ce10">
            <text:p>STUDIO DEL CAMPO VISIV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1.5" table:style-name="ce11">
            <text:p>4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636363636363598" table:style-name="ce15">
            <text:p>52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3333333333333" table:style-name="ce15">
            <text:p>1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590163934426201" table:style-name="ce15">
            <text:p>31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1944444444444" table:style-name="ce15">
            <text:p>18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71</text:p>
          </table:table-cell>
          <table:table-cell office:value-type="string" table:style-name="ce10">
            <text:p>STUDIO DELLA SENSIBILITA' AL CONTRAS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91</text:p>
          </table:table-cell>
          <table:table-cell office:value-type="string" table:style-name="ce10">
            <text:p>ESAME DEL FUNDUS OCU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9.5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12" table:style-name="ce15">
            <text:p>55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38" table:style-name="ce11">
            <text:p>3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755555555555603" table:style-name="ce15">
            <text:p>43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3.142857142857103" table:style-name="ce15">
            <text:p>6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966666666666697" table:style-name="ce15">
            <text:p>39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7.875" table:style-name="ce11">
            <text:p>3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2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.3055555555556" table:style-name="ce11">
            <text:p>19</text:p>
          </table:table-cell>
          <table:table-cell office:value-type="float" office:value="72" table:style-name="ce12">
            <text:p>7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2</text:p>
          </table:table-cell>
          <table:table-cell office:value-type="string" table:style-name="ce10">
            <text:p>ANGIOGRAFIA CON FLUORESCEINA O ANGIOSCOP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4.341013824884797" table:style-name="ce15">
            <text:p>94</text:p>
          </table:table-cell>
          <table:table-cell office:value-type="float" office:value="217" table:style-name="ce16">
            <text:p>2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</text:p>
          </table:table-cell>
          <table:table-cell office:value-type="string" table:style-name="ce10">
            <text:p>ECOGRAF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" table:style-name="ce11">
            <text:p>4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1</text:p>
          </table:table-cell>
          <table:table-cell office:value-type="string" table:style-name="ce10">
            <text:p>PACHIMETR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.75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2</text:p>
          </table:table-cell>
          <table:table-cell office:value-type="string" table:style-name="ce10">
            <text:p>BIOMICROSCOP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5</text:p>
          </table:table-cell>
          <table:table-cell office:value-type="string" table:style-name="ce10">
            <text:p>STUDIO DELLA MOTILITA' OCU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.3333333333333" table:style-name="ce11">
            <text:p>3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0.352941176470601" table:style-name="ce11">
            <text:p>50</text:p>
          </table:table-cell>
          <table:table-cell office:value-type="float" office:value="51" table:style-name="ce12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4.4444444444444" table:style-name="ce11">
            <text:p>44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</text:p>
          </table:table-cell>
          <table:table-cell office:value-type="string" table:style-name="ce10">
            <text:p>TEST FUNZIONALI OBIETTIVI DELL'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5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0.8333333333333" table:style-name="ce11">
            <text:p>4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6</text:p>
          </table:table-cell>
          <table:table-cell office:value-type="string" table:style-name="ce10">
            <text:p>TONOGRAFIA, TEST DI PROVOCAZIONE E ALTRI TEST PER IL GLAUCO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4" table:style-name="ce11">
            <text:p>10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3.142857142857103" table:style-name="ce11">
            <text:p>4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culistica Totale</text:p>
          </table:table-cell>
          <table:table-cell table:number-columns-repeated="4" table:style-name="ce17"/>
          <table:table-cell office:value-type="float" office:value="36.233196381242145" table:style-name="ce11">
            <text:p>36</text:p>
          </table:table-cell>
          <table:table-cell office:value-type="float" office:value="2317" table:style-name="ce12">
            <text:p>231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dontoiatria e stomatologia</text:p>
          </table:table-cell>
          <table:table-cell office:value-type="string" table:style-name="ce10">
            <text:p>2301</text:p>
          </table:table-cell>
          <table:table-cell office:value-type="string" table:style-name="ce10">
            <text:p>ESTRAZIONE DI DENTE DECIDU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4.3333333333333" table:style-name="ce11">
            <text:p>2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6.75" table:style-name="ce11">
            <text:p>2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09</text:p>
          </table:table-cell>
          <table:table-cell office:value-type="string" table:style-name="ce10">
            <text:p>ESTRAZIONE DI DENTE PERMAN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0.199999999999999" table:style-name="ce11">
            <text:p>1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1</text:p>
          </table:table-cell>
          <table:table-cell office:value-type="string" table:style-name="ce10">
            <text:p>ESTRAZIONE DI RADICE RESIDU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8" table:style-name="ce11">
            <text:p>58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.5" table:style-name="ce11">
            <text:p>2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7.75" table:style-name="ce11">
            <text:p>1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7" table:style-name="ce11">
            <text:p>4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9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2.5" table:style-name="ce11">
            <text:p>8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.739130434782599" table:style-name="ce11">
            <text:p>31</text:p>
          </table:table-cell>
          <table:table-cell office:value-type="float" office:value="46" table:style-name="ce12">
            <text:p>4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2.8333333333333" table:style-name="ce11">
            <text:p>2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3.3333333333333" table:style-name="ce11">
            <text:p>43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8.210526315789501" table:style-name="ce11">
            <text:p>48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9411764705882" table:style-name="ce11">
            <text:p>26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6.5" table:style-name="ce11">
            <text:p>3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.25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431</text:p>
          </table:table-cell>
          <table:table-cell office:value-type="string" table:style-name="ce10">
            <text:p>INSERZIONE DI PROTESI RIMOVIBIL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432</text:p>
          </table:table-cell>
          <table:table-cell office:value-type="string" table:style-name="ce10">
            <text:p>ALTRA INSERZIONE DI PROTESI RIMOVIBIL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491</text:p>
          </table:table-cell>
          <table:table-cell office:value-type="string" table:style-name="ce10">
            <text:p>ALTRA RIPARAZIONE DENTARI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1</text:p>
          </table:table-cell>
          <table:table-cell office:value-type="string" table:style-name="ce10">
            <text:p>TERAPIA CANALARE IN DENTE MONORADICOLA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.5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5.5" table:style-name="ce11">
            <text:p>4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2</text:p>
          </table:table-cell>
          <table:table-cell office:value-type="string" table:style-name="ce10">
            <text:p>TERAPIA CANALARE IN DENTE PLURIRADICOLA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5" table:style-name="ce11">
            <text:p>6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391</text:p>
          </table:table-cell>
          <table:table-cell office:value-type="string" table:style-name="ce10">
            <text:p>LEVIGATURA DELLE RAD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1</text:p>
          </table:table-cell>
          <table:table-cell office:value-type="string" table:style-name="ce10">
            <text:p>TRATTAMENTO ORTODONTICO CON APPARECCHI MOBI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52</text:p>
          </table:table-cell>
          <table:table-cell office:value-type="string" table:style-name="ce10">
            <text:p>SUTURA DI LACERAZIONE DI ALTRA PARTE DELLA BOCC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1.714285714285699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2</text:p>
          </table:table-cell>
          <table:table-cell office:value-type="string" table:style-name="ce10">
            <text:p>ALTRA RADIOGRAFIA DENTA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.5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1.5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.705882352941199" table:style-name="ce11">
            <text:p>32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1.25" table:style-name="ce11">
            <text:p>2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9.6666666666667" table:style-name="ce11">
            <text:p>5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9.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8.7777777777778" table:style-name="ce11">
            <text:p>29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71428571428571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36363636363599" table:style-name="ce15">
            <text:p>1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179104477611901" table:style-name="ce15">
            <text:p>19</text:p>
          </table:table-cell>
          <table:table-cell office:value-type="float" office:value="67" table:style-name="ce16">
            <text:p>6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00000000000001" table:style-name="ce15">
            <text:p>19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2222222222222" table:style-name="ce15">
            <text:p>4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25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466666666666701" table:style-name="ce15">
            <text:p>3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871794871794901" table:style-name="ce11">
            <text:p>17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9583333333333304" table:style-name="ce15">
            <text:p>9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6111111111111" table:style-name="ce15">
            <text:p>18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91836734693899" table:style-name="ce15">
            <text:p>18</text:p>
          </table:table-cell>
          <table:table-cell office:value-type="float" office:value="98" table:style-name="ce16">
            <text:p>9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8.157894736842103" table:style-name="ce11">
            <text:p>38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2.571428571428598" table:style-name="ce11">
            <text:p>3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2</text:p>
          </table:table-cell>
          <table:table-cell office:value-type="string" table:style-name="ce10">
            <text:p>SIGILLATURA DEI SOLCHI E DELLE FOSSET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.5" table:style-name="ce11">
            <text:p>2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6" table:style-name="ce11">
            <text:p>5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.4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2.5" table:style-name="ce11">
            <text:p>7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8.25" table:style-name="ce11">
            <text:p>3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35</text:p>
          </table:table-cell>
          <table:table-cell office:value-type="string" table:style-name="ce10">
            <text:p>RIMOZIONE DI PROTESI DENT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1.5" table:style-name="ce11">
            <text:p>4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dontoiatria e stomatologia Totale</text:p>
          </table:table-cell>
          <table:table-cell table:number-columns-repeated="4" table:style-name="ce17"/>
          <table:table-cell office:value-type="float" office:value="25.424022209055106" table:style-name="ce11">
            <text:p>25</text:p>
          </table:table-cell>
          <table:table-cell office:value-type="float" office:value="665" table:style-name="ce12">
            <text:p>66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ncologia</text:p>
          </table:table-cell>
          <table:table-cell office:value-type="string" table:style-name="ce10">
            <text:p>8901F</text:p>
          </table:table-cell>
          <table:table-cell office:value-type="string" table:style-name="ce10">
            <text:p>VISITA ONC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8.261363636364" table:style-name="ce15">
            <text:p>158</text:p>
          </table:table-cell>
          <table:table-cell office:value-type="float" office:value="176" table:style-name="ce16">
            <text:p>17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6</text:p>
          </table:table-cell>
          <table:table-cell office:value-type="string" table:style-name="ce10">
            <text:p>PRIMA VISITA ON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8333333333333304" table:style-name="ce15">
            <text:p>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3555555555555596" table:style-name="ce15">
            <text:p>9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1666666666666701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5</text:p>
          </table:table-cell>
          <table:table-cell office:value-type="string" table:style-name="ce10">
            <text:p>INIEZIONE O INFUSIONE DI SOSTANZE CHEMIOTERAPICHE PER TUMORE,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8" table:style-name="ce11">
            <text:p>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06666666666667" table:style-name="ce11">
            <text:p>2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A</text:p>
          </table:table-cell>
          <table:table-cell office:value-type="string" table:style-name="ce10">
            <text:p>SALASSO TERAPEU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ncologia Totale</text:p>
          </table:table-cell>
          <table:table-cell table:number-columns-repeated="4" table:style-name="ce17"/>
          <table:table-cell office:value-type="float" office:value="20.348358585858623" table:style-name="ce11">
            <text:p>20</text:p>
          </table:table-cell>
          <table:table-cell office:value-type="float" office:value="271" table:style-name="ce12">
            <text:p>27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rtopedia e traumatologia</text:p>
          </table:table-cell>
          <table:table-cell office:value-type="string" table:style-name="ce10">
            <text:p>0443</text:p>
          </table:table-cell>
          <table:table-cell office:value-type="string" table:style-name="ce10">
            <text:p>LIBERAZIONE DEL TUNNEL CARP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4.5" table:style-name="ce11">
            <text:p>17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5.6" table:style-name="ce11">
            <text:p>2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026</text:p>
          </table:table-cell>
          <table:table-cell office:value-type="string" table:style-name="ce10">
            <text:p>ARTROSCOPIA DIAGNOSTICA GINOCCHI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4" table:style-name="ce11">
            <text:p>6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061</text:p>
          </table:table-cell>
          <table:table-cell office:value-type="string" table:style-name="ce10">
            <text:p>ASPORTAZIONE ARTROSCOPICA DI CARTILAGINE SEMILUNARE DEL GIN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1.166666666667" table:style-name="ce11">
            <text:p>17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4" table:style-name="ce11">
            <text:p>4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.756097560975601" table:style-name="ce11">
            <text:p>18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01</text:p>
          </table:table-cell>
          <table:table-cell office:value-type="string" table:style-name="ce10">
            <text:p>ESPLORAZIONE DELLA FASCIA TENDINEA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21</text:p>
          </table:table-cell>
          <table:table-cell office:value-type="string" table:style-name="ce10">
            <text:p>ASPORTAZIONE DI LESIONE DELLA FASCIA TENDINEA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29</text:p>
          </table:table-cell>
          <table:table-cell office:value-type="string" table:style-name="ce10">
            <text:p>ASPORTAZIONE DI ALTRE LESIONI DEI TESSUTI MOLLI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7" table:style-name="ce11">
            <text:p>7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301</text:p>
          </table:table-cell>
          <table:table-cell office:value-type="string" table:style-name="ce10">
            <text:p>ESPLORAZIONE DELLA FASCIA TENDINEA AD ECCEZIONE DELLA MAN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G</text:p>
          </table:table-cell>
          <table:table-cell office:value-type="string" table:style-name="ce10">
            <text:p>VISITA ORTOPED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7.5" table:style-name="ce11">
            <text:p>3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737201365187701" table:style-name="ce15">
            <text:p>20</text:p>
          </table:table-cell>
          <table:table-cell office:value-type="float" office:value="293" table:style-name="ce16">
            <text:p>29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.752688172042999" table:style-name="ce11">
            <text:p>16</text:p>
          </table:table-cell>
          <table:table-cell office:value-type="float" office:value="93" table:style-name="ce12">
            <text:p>9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7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2222222222222" table:style-name="ce15">
            <text:p>2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587548638132297" table:style-name="ce15">
            <text:p>40</text:p>
          </table:table-cell>
          <table:table-cell office:value-type="float" office:value="257" table:style-name="ce16">
            <text:p>25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5.5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7</text:p>
          </table:table-cell>
          <table:table-cell office:value-type="string" table:style-name="ce10">
            <text:p>PRIMA VISITA ORTOP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366666666666703" table:style-name="ce15">
            <text:p>37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674418604651201" table:style-name="ce15">
            <text:p>48</text:p>
          </table:table-cell>
          <table:table-cell office:value-type="float" office:value="86" table:style-name="ce16">
            <text:p>8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3684210526316" table:style-name="ce15">
            <text:p>10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9591836734693899" table:style-name="ce15">
            <text:p>10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8888888888888893" table:style-name="ce11">
            <text:p>1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451612903225801" table:style-name="ce15">
            <text:p>24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5" table:style-name="ce15">
            <text:p>46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.3333333333333" table:style-name="ce11">
            <text:p>2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2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285714285714301" table:style-name="ce11">
            <text:p>1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8</text:p>
          </table:table-cell>
          <table:table-cell office:value-type="string" table:style-name="ce10">
            <text:p>RIMOZIONE DI DISPOSITIVO ESTERNO DI IMMOBILIZZ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.11" table:style-name="ce11">
            <text:p>18</text:p>
          </table:table-cell>
          <table:table-cell office:value-type="float" office:value="100" table:style-name="ce12">
            <text:p>10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3333333333333" table:style-name="ce11">
            <text:p>2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6.6666666666667" table:style-name="ce11">
            <text:p>2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590909090909101" table:style-name="ce15">
            <text:p>28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rtopedia e traumatologia Totale</text:p>
          </table:table-cell>
          <table:table-cell table:number-columns-repeated="4" table:style-name="ce17"/>
          <table:table-cell office:value-type="float" office:value="29.915910471223437" table:style-name="ce11">
            <text:p>30</text:p>
          </table:table-cell>
          <table:table-cell office:value-type="float" office:value="1228" table:style-name="ce12">
            <text:p>122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stetricia e ginecologia</text:p>
          </table:table-cell>
          <table:table-cell office:value-type="string" table:style-name="ce10">
            <text:p>57392</text:p>
          </table:table-cell>
          <table:table-cell office:value-type="string" table:style-name="ce10">
            <text:p>ESAME URODINAMICO INVAS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7.6666666666667" table:style-name="ce11">
            <text:p>5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7191</text:p>
          </table:table-cell>
          <table:table-cell office:value-type="string" table:style-name="ce10">
            <text:p>BIOPSIA MIRATA <text:s/>DELLA PORTIO A GUIDA COLPOSCOP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732</text:p>
          </table:table-cell>
          <table:table-cell office:value-type="string" table:style-name="ce10">
            <text:p>CAUTERIZZAZIONE DEL COLLO UTERI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2.5" table:style-name="ce11">
            <text:p>6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8121</text:p>
          </table:table-cell>
          <table:table-cell office:value-type="string" table:style-name="ce10">
            <text:p>ISTER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4" table:style-name="ce15">
            <text:p>25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0.96" table:style-name="ce11">
            <text:p>41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992</text:p>
          </table:table-cell>
          <table:table-cell office:value-type="string" table:style-name="ce10">
            <text:p>INSEMINAZIONE ARTIFI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021</text:p>
          </table:table-cell>
          <table:table-cell office:value-type="string" table:style-name="ce10">
            <text:p>COLP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7" table:style-name="ce15">
            <text:p>4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766666666666701" table:style-name="ce15">
            <text:p>58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1</text:p>
          </table:table-cell>
          <table:table-cell office:value-type="string" table:style-name="ce10">
            <text:p>PRELIEVO DEI VILLI C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2</text:p>
          </table:table-cell>
          <table:table-cell office:value-type="string" table:style-name="ce10">
            <text:p>AMNIOCENTESI PRECO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341</text:p>
          </table:table-cell>
          <table:table-cell office:value-type="string" table:style-name="ce10">
            <text:p>CARDIOTOC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0298507462686599" table:style-name="ce11">
            <text:p>6</text:p>
          </table:table-cell>
          <table:table-cell office:value-type="float" office:value="67" table:style-name="ce12">
            <text:p>6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5</text:p>
          </table:table-cell>
          <table:table-cell office:value-type="string" table:style-name="ce10">
            <text:p>ECOCARDIOGRAMMA FE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.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2</text:p>
          </table:table-cell>
          <table:table-cell office:value-type="string" table:style-name="ce10">
            <text:p>ECO(COLOR)DOPPLER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.189473684210501" table:style-name="ce11">
            <text:p>18</text:p>
          </table:table-cell>
          <table:table-cell office:value-type="float" office:value="95" table:style-name="ce12">
            <text:p>9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</text:p>
          </table:table-cell>
          <table:table-cell office:value-type="string" table:style-name="ce10">
            <text:p>ECOGRAFIA 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740259740259699" table:style-name="ce15">
            <text:p>25</text:p>
          </table:table-cell>
          <table:table-cell office:value-type="float" office:value="77" table:style-name="ce16">
            <text:p>7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7.5" table:style-name="ce11">
            <text:p>4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37931034482801" table:style-name="ce15">
            <text:p>22</text:p>
          </table:table-cell>
          <table:table-cell office:value-type="float" office:value="406" table:style-name="ce16">
            <text:p>40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1</text:p>
          </table:table-cell>
          <table:table-cell office:value-type="string" table:style-name="ce10">
            <text:p>ECOGRAFIA OVA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9787234042553199" table:style-name="ce11">
            <text:p>4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2</text:p>
          </table:table-cell>
          <table:table-cell office:value-type="string" table:style-name="ce10">
            <text:p>ECOGRAFIA GINE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5.5" table:style-name="ce11">
            <text:p>1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7</text:p>
          </table:table-cell>
          <table:table-cell office:value-type="string" table:style-name="ce10">
            <text:p>ECOGRAFIA TRANSVAGI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2" table:style-name="ce11">
            <text:p>6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3333333333333304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2.857142857142897" table:style-name="ce11">
            <text:p>4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0.653846153846" table:style-name="ce15">
            <text:p>121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153846153846199" table:style-name="ce11">
            <text:p>27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0.399999999999999" table:style-name="ce11">
            <text:p>2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8333333333333" table:style-name="ce15">
            <text:p>2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5" table:style-name="ce15">
            <text:p>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551724137930997" table:style-name="ce15">
            <text:p>52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2.5" table:style-name="ce11">
            <text:p>2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59375" table:style-name="ce15">
            <text:p>31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479591836734699" table:style-name="ce15">
            <text:p>46</text:p>
          </table:table-cell>
          <table:table-cell office:value-type="float" office:value="98" table:style-name="ce16">
            <text:p>9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2</text:p>
          </table:table-cell>
          <table:table-cell office:value-type="string" table:style-name="ce10">
            <text:p>VISITA GINEC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.845238095238098" table:style-name="ce11">
            <text:p>19</text:p>
          </table:table-cell>
          <table:table-cell office:value-type="float" office:value="84" table:style-name="ce12">
            <text:p>8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1.181818181818201" table:style-name="ce11">
            <text:p>7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5" table:style-name="ce15">
            <text:p>2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4.099099099099107" table:style-name="ce15">
            <text:p>94</text:p>
          </table:table-cell>
          <table:table-cell office:value-type="float" office:value="111" table:style-name="ce16">
            <text:p>1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3</text:p>
          </table:table-cell>
          <table:table-cell office:value-type="string" table:style-name="ce10">
            <text:p>PRIMA VISITA <text:s/>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.9444444444444" table:style-name="ce11">
            <text:p>19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4</text:p>
          </table:table-cell>
          <table:table-cell office:value-type="string" table:style-name="ce10">
            <text:p>VISITA <text:s/>OSTETRICA <text:s/>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.21875" table:style-name="ce11">
            <text:p>25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807065217391301" table:style-name="ce15">
            <text:p>20</text:p>
          </table:table-cell>
          <table:table-cell office:value-type="float" office:value="368" table:style-name="ce16">
            <text:p>36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.7777777777778" table:style-name="ce11">
            <text:p>1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125" table:style-name="ce15">
            <text:p>39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8.047619047619001" table:style-name="ce11">
            <text:p>28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7</text:p>
          </table:table-cell>
          <table:table-cell office:value-type="string" table:style-name="ce10">
            <text:p>TRAINING PRENA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333333333333" table:style-name="ce15">
            <text:p>20</text:p>
          </table:table-cell>
          <table:table-cell office:value-type="float" office:value="126" table:style-name="ce16">
            <text:p>1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0769230769230802" table:style-name="ce11">
            <text:p>5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272727272727298" table:style-name="ce11">
            <text:p>29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18</text:p>
          </table:table-cell>
          <table:table-cell office:value-type="string" table:style-name="ce10">
            <text:p>INSERZIONE DI ALTRO PESSARIO VAGI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1" table:style-name="ce11">
            <text:p>16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stetricia e ginecologia Totale</text:p>
          </table:table-cell>
          <table:table-cell table:number-columns-repeated="4" table:style-name="ce17"/>
          <table:table-cell office:value-type="float" office:value="32.727043366033598" table:style-name="ce11">
            <text:p>33</text:p>
          </table:table-cell>
          <table:table-cell office:value-type="float" office:value="1945" table:style-name="ce12">
            <text:p>194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torinolaringoiatria</text:p>
          </table:table-cell>
          <table:table-cell office:value-type="string" table:style-name="ce10">
            <text:p>1812</text:p>
          </table:table-cell>
          <table:table-cell office:value-type="string" table:style-name="ce10">
            <text:p>BIOPSIA DELL'ORECCHIO ESTER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819</text:p>
          </table:table-cell>
          <table:table-cell office:value-type="string" table:style-name="ce10">
            <text:p>OTOMIC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57" table:style-name="ce11">
            <text:p>5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428571428571402" table:style-name="ce15">
            <text:p>6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181818181818199" table:style-name="ce11">
            <text:p>1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456310679611597" table:style-name="ce15">
            <text:p>62</text:p>
          </table:table-cell>
          <table:table-cell office:value-type="float" office:value="103" table:style-name="ce16">
            <text:p>10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1</text:p>
          </table:table-cell>
          <table:table-cell office:value-type="string" table:style-name="ce10">
            <text:p>LARINGOSCOPIA INDIRET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8" table:style-name="ce11">
            <text:p>5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H</text:p>
          </table:table-cell>
          <table:table-cell office:value-type="string" table:style-name="ce10">
            <text:p>VISITA ORL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451612903225801" table:style-name="ce15">
            <text:p>33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7.578947368421101" table:style-name="ce11">
            <text:p>28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7.25" table:style-name="ce11">
            <text:p>4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090909090909101" table:style-name="ce15">
            <text:p>36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.266666666666701" table:style-name="ce11">
            <text:p>18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586956521739101" table:style-name="ce15">
            <text:p>32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615384615384599" table:style-name="ce15">
            <text:p>50</text:p>
          </table:table-cell>
          <table:table-cell office:value-type="float" office:value="182" table:style-name="ce16">
            <text:p>18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490566037735803" table:style-name="ce15">
            <text:p>47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1" table:style-name="ce11">
            <text:p>7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1999999999999993" table:style-name="ce15">
            <text:p>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8</text:p>
          </table:table-cell>
          <table:table-cell office:value-type="string" table:style-name="ce10">
            <text:p>POTENZIALI EVOCATI UD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8</text:p>
          </table:table-cell>
          <table:table-cell office:value-type="string" table:style-name="ce10">
            <text:p>PRIMA VISITA ORL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807692307692299" table:style-name="ce15">
            <text:p>18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847619047618998" table:style-name="ce15">
            <text:p>29</text:p>
          </table:table-cell>
          <table:table-cell office:value-type="float" office:value="105" table:style-name="ce16">
            <text:p>10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600000000000001" table:style-name="ce15">
            <text:p>1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1428571428571" table:style-name="ce15">
            <text:p>30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66666666666701" table:style-name="ce15">
            <text:p>29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0555555555556" table:style-name="ce15">
            <text:p>25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675675675675699" table:style-name="ce15">
            <text:p>29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8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785714285714299" table:style-name="ce15">
            <text:p>26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714285714285699" table:style-name="ce15">
            <text:p>1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886363636363601" table:style-name="ce15">
            <text:p>27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1" table:style-name="ce15">
            <text:p>1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4722222222222197" table:style-name="ce11">
            <text:p>5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829268292682899" table:style-name="ce15">
            <text:p>12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348101265822798" table:style-name="ce15">
            <text:p>33</text:p>
          </table:table-cell>
          <table:table-cell office:value-type="float" office:value="158" table:style-name="ce16">
            <text:p>15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7333333333333298" table:style-name="ce15">
            <text:p>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.625" table:style-name="ce11">
            <text:p>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3023255813953" table:style-name="ce15">
            <text:p>13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006410256410302" table:style-name="ce15">
            <text:p>24</text:p>
          </table:table-cell>
          <table:table-cell office:value-type="float" office:value="156" table:style-name="ce16">
            <text:p>15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635</text:p>
          </table:table-cell>
          <table:table-cell office:value-type="string" table:style-name="ce10">
            <text:p>ESAME MICROSCOPICO DI STRISCIO O APPOSIZIONE DI CITOASPIRATO LINFOGHIANDOLA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8" table:style-name="ce11">
            <text:p>5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8" table:style-name="ce11">
            <text:p>5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13</text:p>
          </table:table-cell>
          <table:table-cell office:value-type="string" table:style-name="ce10">
            <text:p>VALUTAZIONE MONOFUN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.3333333333333" table:style-name="ce11">
            <text:p>3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3" table:style-name="ce11">
            <text:p>8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55</text:p>
          </table:table-cell>
          <table:table-cell office:value-type="string" table:style-name="ce10">
            <text:p>TEST STABILOMETRICO STATICO E DINAM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" table:style-name="ce15">
            <text:p>6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721</text:p>
          </table:table-cell>
          <table:table-cell office:value-type="string" table:style-name="ce10">
            <text:p>TRAINING PER DISFASIA [LOGOPEDI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.25" table:style-name="ce11">
            <text:p>15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125" table:style-name="ce15">
            <text:p>1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701754385965" table:style-name="ce15">
            <text:p>14</text:p>
          </table:table-cell>
          <table:table-cell office:value-type="float" office:value="114" table:style-name="ce16">
            <text:p>1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3333333333333304" table:style-name="ce15">
            <text:p>8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1.3333333333333" table:style-name="ce11">
            <text:p>41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2.75" table:style-name="ce11">
            <text:p>23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855421686747" table:style-name="ce15">
            <text:p>20</text:p>
          </table:table-cell>
          <table:table-cell office:value-type="float" office:value="166" table:style-name="ce16">
            <text:p>16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2</text:p>
          </table:table-cell>
          <table:table-cell office:value-type="string" table:style-name="ce10">
            <text:p>ESAME AUDIOMETRICO VO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244444444444401" table:style-name="ce15">
            <text:p>19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.2222222222222" table:style-name="ce11">
            <text:p>12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7.3333333333333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045454545454501" table:style-name="ce15">
            <text:p>26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4</text:p>
          </table:table-cell>
          <table:table-cell office:value-type="string" table:style-name="ce10">
            <text:p>ESAME AUDIOMETRICO CONDIZIONATO INFANT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" table:style-name="ce15">
            <text:p>2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2</text:p>
          </table:table-cell>
          <table:table-cell office:value-type="string" table:style-name="ce10">
            <text:p>IMPEDENZOMET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3333333333333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88888888888901" table:style-name="ce15">
            <text:p>16</text:p>
          </table:table-cell>
          <table:table-cell office:value-type="float" office:value="90" table:style-name="ce16">
            <text:p>9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.5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875" table:style-name="ce15">
            <text:p>8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4.25" table:style-name="ce11">
            <text:p>4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1.8888888888889" table:style-name="ce11">
            <text:p>2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459016393443" table:style-name="ce15">
            <text:p>22</text:p>
          </table:table-cell>
          <table:table-cell office:value-type="float" office:value="122" table:style-name="ce16">
            <text:p>1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42</text:p>
          </table:table-cell>
          <table:table-cell office:value-type="string" table:style-name="ce10">
            <text:p>ESAME CLINICO DELLA FUNZIONALITA' VESTIB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" table:style-name="ce15">
            <text:p>6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81</text:p>
          </table:table-cell>
          <table:table-cell office:value-type="string" table:style-name="ce10">
            <text:p>MESSA A PUNTO DI MEZZI PER L'UDI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3" table:style-name="ce11">
            <text:p>6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.6666666666667" table:style-name="ce11">
            <text:p>3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2</text:p>
          </table:table-cell>
          <table:table-cell office:value-type="string" table:style-name="ce10">
            <text:p>IRRIGAZIONE DELL'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2" table:style-name="ce11">
            <text:p>4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" table:style-name="ce15">
            <text:p>4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7.636363636363601" table:style-name="ce11">
            <text:p>28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torinolaringoiatria Totale</text:p>
          </table:table-cell>
          <table:table-cell table:number-columns-repeated="4" table:style-name="ce17"/>
          <table:table-cell office:value-type="float" office:value="23.45465408187507" table:style-name="ce11">
            <text:p>23</text:p>
          </table:table-cell>
          <table:table-cell office:value-type="float" office:value="2229" table:style-name="ce12">
            <text:p>222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ed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2.823529411764703" table:style-name="ce11">
            <text:p>5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1.75" table:style-name="ce11">
            <text:p>7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5.65853658536599" table:style-name="ce11">
            <text:p>116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7.4444444444444" table:style-name="ce11">
            <text:p>5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6</text:p>
          </table:table-cell>
          <table:table-cell office:value-type="string" table:style-name="ce10">
            <text:p>POLI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.5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8.200000000000003" table:style-name="ce11">
            <text:p>3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674418604651201" table:style-name="ce15">
            <text:p>30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4.428571428571402" table:style-name="ce15">
            <text:p>8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0" table:style-name="ce15">
            <text:p>5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125" table:style-name="ce15">
            <text:p>6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5625" table:style-name="ce15">
            <text:p>32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4" table:style-name="ce11">
            <text:p>6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71</text:p>
          </table:table-cell>
          <table:table-cell office:value-type="string" table:style-name="ce10">
            <text:p>GLUCOSIO [S/P/U/dU/L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5.461538461538495" table:style-name="ce11">
            <text:p>75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81</text:p>
          </table:table-cell>
          <table:table-cell office:value-type="string" table:style-name="ce10">
            <text:p>Hb - EMOGLOBINA GL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5.461538461538495" table:style-name="ce11">
            <text:p>75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" table:style-name="ce15">
            <text:p>24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ediatria Totale</text:p>
          </table:table-cell>
          <table:table-cell table:number-columns-repeated="4" table:style-name="ce17"/>
          <table:table-cell office:value-type="float" office:value="32.878217049924089" table:style-name="ce11">
            <text:p>33</text:p>
          </table:table-cell>
          <table:table-cell office:value-type="float" office:value="255" table:style-name="ce12">
            <text:p>25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neumologia</text:p>
          </table:table-cell>
          <table:table-cell office:value-type="string" table:style-name="ce10">
            <text:p>3322</text:p>
          </table:table-cell>
          <table:table-cell office:value-type="string" table:style-name="ce10">
            <text:p>BRONCOSCOPIA CON FIBRE OT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324</text:p>
          </table:table-cell>
          <table:table-cell office:value-type="string" table:style-name="ce10">
            <text:p>BIOPSIA BRONCHIALE [ENDOSCOPIC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L</text:p>
          </table:table-cell>
          <table:table-cell office:value-type="string" table:style-name="ce10">
            <text:p>VISITA PNEUM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1.925373134328" table:style-name="ce11">
            <text:p>162</text:p>
          </table:table-cell>
          <table:table-cell office:value-type="float" office:value="134" table:style-name="ce12">
            <text:p>1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9428571428571" table:style-name="ce11">
            <text:p>30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" table:style-name="ce15">
            <text:p>2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638157894736807" table:style-name="ce15">
            <text:p>81</text:p>
          </table:table-cell>
          <table:table-cell office:value-type="float" office:value="304" table:style-name="ce16">
            <text:p>30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7</text:p>
          </table:table-cell>
          <table:table-cell office:value-type="string" table:style-name="ce10">
            <text:p>POLISONN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8333333333333" table:style-name="ce15">
            <text:p>2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4.06976744185999" table:style-name="ce15">
            <text:p>164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6.5" table:style-name="ce11">
            <text:p>2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0.083333333333" table:style-name="ce15">
            <text:p>110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5.5" table:style-name="ce15">
            <text:p>9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5" table:style-name="ce15">
            <text:p>2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2777777777778" table:style-name="ce15">
            <text:p>20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2</text:p>
          </table:table-cell>
          <table:table-cell office:value-type="string" table:style-name="ce10">
            <text:p>SPIROMETRIA GLOB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3.02857142857101" table:style-name="ce15">
            <text:p>193</text:p>
          </table:table-cell>
          <table:table-cell office:value-type="float" office:value="70" table:style-name="ce16">
            <text:p>7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3" table:style-name="ce11">
            <text:p>4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1428571428571" table:style-name="ce15">
            <text:p>1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1666666666666696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47826086956498" table:style-name="ce15">
            <text:p>16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6666666666667" table:style-name="ce15">
            <text:p>58</text:p>
          </table:table-cell>
          <table:table-cell office:value-type="float" office:value="171" table:style-name="ce16">
            <text:p>17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4</text:p>
          </table:table-cell>
          <table:table-cell office:value-type="string" table:style-name="ce10">
            <text:p>TEST DI BRONCODILATAZIONE FARMA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8.227272727273" table:style-name="ce15">
            <text:p>228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2.75" table:style-name="ce11">
            <text:p>4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5</text:p>
          </table:table-cell>
          <table:table-cell office:value-type="string" table:style-name="ce10">
            <text:p>PROVA BRONCODINAMICA CON BRONCOCOSTRITTORE SPECIFICO O ASPECIF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6.4444444444444" table:style-name="ce11">
            <text:p>6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.866666666666699" table:style-name="ce11">
            <text:p>20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2</text:p>
          </table:table-cell>
          <table:table-cell office:value-type="string" table:style-name="ce10">
            <text:p>SPIROMETRIA GLOBALE CON TECNICA PLETISMOGRAF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6.4" table:style-name="ce11">
            <text:p>4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61" table:style-name="ce11">
            <text:p>6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076923076923102" table:style-name="ce15">
            <text:p>6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3</text:p>
          </table:table-cell>
          <table:table-cell office:value-type="string" table:style-name="ce10">
            <text:p>DIFFUSIONE ALVEOLO-CAPILLARE <text:s/>DEL 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6.222222222222" table:style-name="ce15">
            <text:p>176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.1111111111111" table:style-name="ce11">
            <text:p>2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6.75" table:style-name="ce11">
            <text:p>3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363636363636402" table:style-name="ce15">
            <text:p>56</text:p>
          </table:table-cell>
          <table:table-cell office:value-type="float" office:value="77" table:style-name="ce16">
            <text:p>7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6</text:p>
          </table:table-cell>
          <table:table-cell office:value-type="string" table:style-name="ce10">
            <text:p>VALUTAZIONE DELLA VENTILAZIONE E DEI GAS ESPIRATI E RELATIVI PARAMET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7.8" table:style-name="ce11">
            <text:p>18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7.5" table:style-name="ce11">
            <text:p>3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7</text:p>
          </table:table-cell>
          <table:table-cell office:value-type="string" table:style-name="ce10">
            <text:p>DETERMINAZIONE DELLE MASSIME PRESSIONI INSPIRATORIE ED ESPIRATORIE O TRANSDIAFRAMMA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42</text:p>
          </table:table-cell>
          <table:table-cell office:value-type="string" table:style-name="ce10">
            <text:p>TEST DEL CAMM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5.3333333333333" table:style-name="ce11">
            <text:p>7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5625" table:style-name="ce15">
            <text:p>49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1</text:p>
          </table:table-cell>
          <table:table-cell office:value-type="string" table:style-name="ce10">
            <text:p>EMOGASANALISI ARTERIOSA SISTEM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0.928571428571" table:style-name="ce11">
            <text:p>121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1.6" table:style-name="ce11">
            <text:p>112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2</text:p>
          </table:table-cell>
          <table:table-cell office:value-type="string" table:style-name="ce10">
            <text:p>EMOGASANALISI DURANTE RESPIRAZIONE DI O2 AD ALTA CONCENT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5</text:p>
          </table:table-cell>
          <table:table-cell office:value-type="string" table:style-name="ce10">
            <text:p>MONITORAGGIO INCRUENTO DELLA SATURAZIONE ARTERI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3" table:style-name="ce11">
            <text:p>2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7.143790849673" table:style-name="ce15">
            <text:p>177</text:p>
          </table:table-cell>
          <table:table-cell office:value-type="float" office:value="153" table:style-name="ce16">
            <text:p>15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9.944444444444" table:style-name="ce15">
            <text:p>120</text:p>
          </table:table-cell>
          <table:table-cell office:value-type="float" office:value="108" table:style-name="ce16">
            <text:p>10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.1111111111111" table:style-name="ce11">
            <text:p>1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702702702702702" table:style-name="ce15">
            <text:p>31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8.870129870129901" table:style-name="ce15">
            <text:p>99</text:p>
          </table:table-cell>
          <table:table-cell office:value-type="float" office:value="77" table:style-name="ce16">
            <text:p>7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7.5" table:style-name="ce11">
            <text:p>2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5" table:style-name="ce15">
            <text:p>1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7" table:style-name="ce11">
            <text:p>5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390243902439" table:style-name="ce15">
            <text:p>11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714285714286" table:style-name="ce15">
            <text:p>16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5</text:p>
          </table:table-cell>
          <table:table-cell office:value-type="string" table:style-name="ce10">
            <text:p>PRELIEVO DI SANGUE ARTERIO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3.181818181818" table:style-name="ce11">
            <text:p>10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3</text:p>
          </table:table-cell>
          <table:table-cell office:value-type="string" table:style-name="ce10">
            <text:p>TERAPIA OCCUPA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7.0833333333333" table:style-name="ce11">
            <text:p>67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1</text:p>
          </table:table-cell>
          <table:table-cell office:value-type="string" table:style-name="ce10">
            <text:p>SOSTITUZIONE NON OPERATORIA DI SUSSIDIO PER IL SISTEMA MUSCOLOSCHELET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6111111111111" table:style-name="ce11">
            <text:p>30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neumologia Totale</text:p>
          </table:table-cell>
          <table:table-cell table:number-columns-repeated="4" table:style-name="ce17"/>
          <table:table-cell office:value-type="float" office:value="49.924225119750936" table:style-name="ce11">
            <text:p>50</text:p>
          </table:table-cell>
          <table:table-cell office:value-type="float" office:value="1691" table:style-name="ce12">
            <text:p>169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sichiatria</text:p>
          </table:table-cell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5.4375" table:style-name="ce11">
            <text:p>5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21</text:p>
          </table:table-cell>
          <table:table-cell office:value-type="string" table:style-name="ce10">
            <text:p>VISITA PSICHIATRICA DI CONTROLLO</text:p>
          </table:table-cell>
          <table:table-cell office:value-type="string" table:style-name="ce10">
            <text:p>AMB. PSICHIATRICO PORLEZZA</text:p>
          </table:table-cell>
          <table:table-cell office:value-type="string" table:style-name="ce10">
            <text:p>P</text:p>
          </table:table-cell>
          <table:table-cell office:value-type="float" office:value="31.5" table:style-name="ce11">
            <text:p>3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23.3333333333333" table:style-name="ce11">
            <text:p>2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70" table:style-name="ce11">
            <text:p>7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91</text:p>
          </table:table-cell>
          <table:table-cell office:value-type="string" table:style-name="ce10">
            <text:p>PRIMA VISITA PSICHIATRICA</text:p>
          </table:table-cell>
          <table:table-cell office:value-type="string" table:style-name="ce10">
            <text:p>AMB. PSICHIATRICO PORLEZZA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B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3333333333333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538461538461497" table:style-name="ce15">
            <text:p>3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5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B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2" table:style-name="ce15">
            <text:p>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52941176470599" table:style-name="ce15">
            <text:p>12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B</text:p>
          </table:table-cell>
          <table:table-cell office:value-type="float" office:value="4.6666666666666696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5" table:style-name="ce15">
            <text:p>4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6.9677419354838701" table:style-name="ce11">
            <text:p>7</text:p>
          </table:table-cell>
          <table:table-cell office:value-type="float" office:value="31" table:style-name="ce12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32.5" table:style-name="ce11">
            <text:p>33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42</text:p>
          </table:table-cell>
          <table:table-cell office:value-type="string" table:style-name="ce10">
            <text:p>PSICOTERAPIA FAMILI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44</text:p>
          </table:table-cell>
          <table:table-cell office:value-type="string" table:style-name="ce10">
            <text:p>PSICOTERAPIA DI GRUPPO</text:p>
          </table:table-cell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sichiatria Totale</text:p>
          </table:table-cell>
          <table:table-cell table:number-columns-repeated="4" table:style-name="ce17"/>
          <table:table-cell office:value-type="float" office:value="13.263069596063577" table:style-name="ce11">
            <text:p>13</text:p>
          </table:table-cell>
          <table:table-cell office:value-type="float" office:value="207" table:style-name="ce12">
            <text:p>20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logia</text:p>
          </table:table-cell>
          <table:table-cell office:value-type="string" table:style-name="ce10">
            <text:p>06112</text:p>
          </table:table-cell>
          <table:table-cell office:value-type="string" table:style-name="ce10">
            <text:p>BIOPSIA [PERCUTANEA] [AGOBIOPSIA] DELLA TIR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.2" table:style-name="ce11">
            <text:p>2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" table:style-name="ce15">
            <text:p>3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681818181818201" table:style-name="ce15">
            <text:p>24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.5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0191</text:p>
          </table:table-cell>
          <table:table-cell office:value-type="string" table:style-name="ce10">
            <text:p>AGOBIOPSIA LINFONODALE ECO-GUID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.6666666666666701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5112</text:p>
          </table:table-cell>
          <table:table-cell office:value-type="string" table:style-name="ce10">
            <text:p>BIOPSIA MINIINVSIVA "VACUUM ASSISTED" CON SISTEMA DI GUIDA ECOGRAF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25" table:style-name="ce15">
            <text:p>5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5113</text:p>
          </table:table-cell>
          <table:table-cell office:value-type="string" table:style-name="ce10">
            <text:p>BIOPSIA MINIINVSIVA "VACUUM ASSISTED" CON SISTEMA DI GUIDA STEREOTASS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</text:p>
          </table:table-cell>
          <table:table-cell office:value-type="string" table:style-name="ce10">
            <text:p>TOMOGRAFIA COMPUTERIZZATA (TC) DEL CAP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2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6666666666667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1111111111111107" table:style-name="ce15">
            <text:p>9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.285714285714299" table:style-name="ce11">
            <text:p>2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.5" table:style-name="ce11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1</text:p>
          </table:table-cell>
          <table:table-cell office:value-type="string" table:style-name="ce10">
            <text:p>TOMOGRAFIA COMPUTERIZZATA (TC) DEL CAP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" table:style-name="ce15">
            <text:p>5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2</text:p>
          </table:table-cell>
          <table:table-cell office:value-type="string" table:style-name="ce10">
            <text:p>TOMOGRAFIA COMPUTERIZZATA (TC) DEL MASSICCIO 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" table:style-name="ce15">
            <text:p>3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4" table:style-name="ce15">
            <text:p>1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.6666666666667" table:style-name="ce11">
            <text:p>1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5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3</text:p>
          </table:table-cell>
          <table:table-cell office:value-type="string" table:style-name="ce10">
            <text:p>TOMOGRAFIA COMPUTERIZZATA (TC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4" table:style-name="ce11">
            <text:p>4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75" table:style-name="ce15">
            <text:p>11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4</text:p>
          </table:table-cell>
          <table:table-cell office:value-type="string" table:style-name="ce10">
            <text:p>TOMOGRAFIA COMPUTERIZZATA (TC) DELLE ARCATE DENTARIE [DENTALSCAN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5</text:p>
          </table:table-cell>
          <table:table-cell office:value-type="string" table:style-name="ce10">
            <text:p>TOMOGRAFIA COMPUTERIZZATA (TC) DELL' 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7</text:p>
          </table:table-cell>
          <table:table-cell office:value-type="string" table:style-name="ce10">
            <text:p>TOMOGRAFIA COMPUTERIZZATA (TC) DEL C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8</text:p>
          </table:table-cell>
          <table:table-cell office:value-type="string" table:style-name="ce10">
            <text:p>TOMOGRAFIA COMPUTERIZZATA (TC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" table:style-name="ce15">
            <text:p>4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91</text:p>
          </table:table-cell>
          <table:table-cell office:value-type="string" table:style-name="ce10">
            <text:p>RADIOGRAFIA DEI TESSUTI MOLLI DELLA FACCIA, DEL CAPO E DEL COLL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13</text:p>
          </table:table-cell>
          <table:table-cell office:value-type="string" table:style-name="ce10">
            <text:p>ORTOPANORAMICA DELLE ARCATE DENTARI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" table:style-name="ce15">
            <text:p>4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2.875" table:style-name="ce11">
            <text:p>3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047619047619101" table:style-name="ce15">
            <text:p>33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.951219512195101" table:style-name="ce11">
            <text:p>11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235294117647101" table:style-name="ce15">
            <text:p>28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1</text:p>
          </table:table-cell>
          <table:table-cell office:value-type="string" table:style-name="ce10">
            <text:p>TELERADIOGRAFIA DEL CRAN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2.5" table:style-name="ce11">
            <text:p>4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3.5" table:style-name="ce11">
            <text:p>3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0833333333333" table:style-name="ce15">
            <text:p>2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7" table:style-name="ce15">
            <text:p>1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142857142857103" table:style-name="ce15">
            <text:p>3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61</text:p>
          </table:table-cell>
          <table:table-cell office:value-type="string" table:style-name="ce10">
            <text:p>ALTRA RADIOGRAFIA DI OSSA DELLA FACC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71</text:p>
          </table:table-cell>
          <table:table-cell office:value-type="string" table:style-name="ce10">
            <text:p>RADIOGRAFIA DEL CRANIO E <text:s/>DEI SENI PARANAS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3.6666666666667" table:style-name="ce11">
            <text:p>2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5.25" table:style-name="ce11">
            <text:p>3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2</text:p>
          </table:table-cell>
          <table:table-cell office:value-type="string" table:style-name="ce10">
            <text:p>RADIOGRAFIA DELLA COLONNA CERVI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" table:style-name="ce15">
            <text:p>3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200000000000003" table:style-name="ce15">
            <text:p>3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8.4" table:style-name="ce11">
            <text:p>2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3333333333333" table:style-name="ce15">
            <text:p>37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5625" table:style-name="ce15">
            <text:p>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" table:style-name="ce15">
            <text:p>3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882352941176499" table:style-name="ce15">
            <text:p>31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3</text:p>
          </table:table-cell>
          <table:table-cell office:value-type="string" table:style-name="ce10">
            <text:p>RADIOGRAFIA DELLA COLONNA TORACICA (DORSALE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8.5" table:style-name="ce11">
            <text:p>4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8.5" table:style-name="ce11">
            <text:p>3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2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4.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5" table:style-name="ce15">
            <text:p>3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3571428571428599" table:style-name="ce11">
            <text:p>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833333333333" table:style-name="ce15">
            <text:p>1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50.5" table:style-name="ce11">
            <text:p>5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" table:style-name="ce15">
            <text:p>37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" table:style-name="ce15">
            <text:p>3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880952380952401" table:style-name="ce15">
            <text:p>34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3333333333333" table:style-name="ce15">
            <text:p>1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4230769230769" table:style-name="ce15">
            <text:p>12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.6" table:style-name="ce11">
            <text:p>1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75" table:style-name="ce15">
            <text:p>30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456521739130402" table:style-name="ce15">
            <text:p>30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9</text:p>
          </table:table-cell>
          <table:table-cell office:value-type="string" table:style-name="ce10">
            <text:p>RADIOGRAFIA COMPLETA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" table:style-name="ce15">
            <text:p>4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3.5" table:style-name="ce11">
            <text:p>4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6666666666667" table:style-name="ce15">
            <text:p>1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133333333333297" table:style-name="ce15">
            <text:p>34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1</text:p>
          </table:table-cell>
          <table:table-cell office:value-type="string" table:style-name="ce10">
            <text:p>MAMMOGRAFIA <text:s/>BI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80" table:style-name="ce11">
            <text:p>8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761904761904802" table:style-name="ce15">
            <text:p>44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9375" table:style-name="ce11">
            <text:p>10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8.66176470588201" table:style-name="ce15">
            <text:p>129</text:p>
          </table:table-cell>
          <table:table-cell office:value-type="float" office:value="204" table:style-name="ce16">
            <text:p>20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2</text:p>
          </table:table-cell>
          <table:table-cell office:value-type="string" table:style-name="ce10">
            <text:p>MAMMOGRAFIA MONO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8" table:style-name="ce11">
            <text:p>13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</text:p>
          </table:table-cell>
          <table:table-cell office:value-type="string" table:style-name="ce10">
            <text:p>TOMOGRAFIA COMPUTERIZZATA (TC) DEL TORA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4" table:style-name="ce11">
            <text:p>1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2" table:style-name="ce15">
            <text:p>2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75" table:style-name="ce15">
            <text:p>38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8333333333333" table:style-name="ce11">
            <text:p>1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200000000000003" table:style-name="ce15">
            <text:p>3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1</text:p>
          </table:table-cell>
          <table:table-cell office:value-type="string" table:style-name="ce10">
            <text:p>TOMOGRAFIA COMPUTERIZZATA (TC) DEL TORAC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0909090909090899" table:style-name="ce11">
            <text:p>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625" table:style-name="ce15">
            <text:p>3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478260869565197" table:style-name="ce15">
            <text:p>38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14285714285699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6315789473684" table:style-name="ce11">
            <text:p>13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851851851851901" table:style-name="ce15">
            <text:p>23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921052631578899" table:style-name="ce15">
            <text:p>24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32</text:p>
          </table:table-cell>
          <table:table-cell office:value-type="string" table:style-name="ce10">
            <text:p>RADIOGRAFIA MONOLATERALE DI COSTE, STERNO, CLAVICO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6" table:style-name="ce11">
            <text:p>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75" table:style-name="ce15">
            <text:p>1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3" table:style-name="ce15">
            <text:p>2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.8" table:style-name="ce11">
            <text:p>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4" table:style-name="ce15">
            <text:p>3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195121951219498" table:style-name="ce15">
            <text:p>32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625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6.875" table:style-name="ce11">
            <text:p>1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285714285714299" table:style-name="ce15">
            <text:p>2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9791666666667" table:style-name="ce15">
            <text:p>39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91</text:p>
          </table:table-cell>
          <table:table-cell office:value-type="string" table:style-name="ce10">
            <text:p>RADIOGRAFIA DELLA <text:s/>TRACHE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1</text:p>
          </table:table-cell>
          <table:table-cell office:value-type="string" table:style-name="ce10">
            <text:p>RADIOGRAFIA COMPLETA DEL TUBO DIGER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.5" table:style-name="ce11">
            <text:p>2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5" table:style-name="ce15">
            <text:p>3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6</text:p>
          </table:table-cell>
          <table:table-cell office:value-type="string" table:style-name="ce10">
            <text:p>CISTOURETROGRAF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6666666666667" table:style-name="ce15">
            <text:p>2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83</text:p>
          </table:table-cell>
          <table:table-cell office:value-type="string" table:style-name="ce10">
            <text:p>ISTEROSALPINGO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.28571428571429" table:style-name="ce11">
            <text:p>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2</text:p>
          </table:table-cell>
          <table:table-cell office:value-type="string" table:style-name="ce10">
            <text:p>TOMOGRAFIA COMPUTERIZZATA (TC) DELL' 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4</text:p>
          </table:table-cell>
          <table:table-cell office:value-type="string" table:style-name="ce10">
            <text:p>TOMOGRAFIA COMPUTERIZZATA (TC) DELL' ADDOME INF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1" table:style-name="ce11">
            <text:p>10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5</text:p>
          </table:table-cell>
          <table:table-cell office:value-type="string" table:style-name="ce10">
            <text:p>TOMOGRAFIA COMPUTERIZZATA (TC) DELL'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6</text:p>
          </table:table-cell>
          <table:table-cell office:value-type="string" table:style-name="ce10">
            <text:p>TOMOGRAFIA COMPUTERIZZATA (TC) DELL' ADDOME COMPLET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8" table:style-name="ce11">
            <text:p>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5" table:style-name="ce15">
            <text:p>2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095238095238098" table:style-name="ce15">
            <text:p>25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0769230769231" table:style-name="ce15">
            <text:p>1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.0588235294118" table:style-name="ce11">
            <text:p>1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92" table:style-name="ce15">
            <text:p>23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514285714285698" table:style-name="ce15">
            <text:p>25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5.5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19</text:p>
          </table:table-cell>
          <table:table-cell office:value-type="string" table:style-name="ce10">
            <text:p>RADIOGRAFIA DELL' ADDOM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1</text:p>
          </table:table-cell>
          <table:table-cell office:value-type="string" table:style-name="ce10">
            <text:p>RADIOGRAFIA DI SPALLA, BRACCIO, TORACO-BRACH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" table:style-name="ce15">
            <text:p>3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758620689655199" table:style-name="ce15">
            <text:p>19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5.4" table:style-name="ce11">
            <text:p>2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3.1666666666667" table:style-name="ce11">
            <text:p>3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588235294117602" table:style-name="ce15">
            <text:p>35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157894736842101" table:style-name="ce15">
            <text:p>10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" table:style-name="ce15">
            <text:p>2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3" table:style-name="ce11">
            <text:p>3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6666666666667" table:style-name="ce15">
            <text:p>30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2</text:p>
          </table:table-cell>
          <table:table-cell office:value-type="string" table:style-name="ce10">
            <text:p>RADIOGRAFIA DI GOMITO, AVAMBRACC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909090909090899" table:style-name="ce15">
            <text:p>1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4" table:style-name="ce11">
            <text:p>4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3333333333333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.714285714285701" table:style-name="ce11">
            <text:p>3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3</text:p>
          </table:table-cell>
          <table:table-cell office:value-type="string" table:style-name="ce10">
            <text:p>RADIOGRAFIA DI POLSO,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4285714285714302" table:style-name="ce11">
            <text:p>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5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4931506849315" table:style-name="ce15">
            <text:p>15</text:p>
          </table:table-cell>
          <table:table-cell office:value-type="float" office:value="73" table:style-name="ce16">
            <text:p>7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7.6666666666667" table:style-name="ce11">
            <text:p>4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9.6" table:style-name="ce11">
            <text:p>4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342105263157897" table:style-name="ce15">
            <text:p>37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" table:style-name="ce15">
            <text:p>14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2" table:style-name="ce11">
            <text:p>2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4324324324324" table:style-name="ce15">
            <text:p>31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6</text:p>
          </table:table-cell>
          <table:table-cell office:value-type="string" table:style-name="ce10">
            <text:p>RADIOGRAFIA DI BACINO, AN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8571428571428603" table:style-name="ce11">
            <text:p>5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961538461538499" table:style-name="ce15">
            <text:p>25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25" table:style-name="ce15">
            <text:p>3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.818181818181799" table:style-name="ce15">
            <text:p>4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71875" table:style-name="ce15">
            <text:p>39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.2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2" table:style-name="ce15">
            <text:p>1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04651162790701" table:style-name="ce15">
            <text:p>12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3.8333333333333" table:style-name="ce11">
            <text:p>5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980769230769198" table:style-name="ce15">
            <text:p>34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7</text:p>
          </table:table-cell>
          <table:table-cell office:value-type="string" table:style-name="ce10">
            <text:p>RADIOGRAFIA DI FEMORE, GINOCCHIO, GAMB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1111111111111098" table:style-name="ce11">
            <text:p>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89655172413801" table:style-name="ce15">
            <text:p>16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2.5" table:style-name="ce11">
            <text:p>33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4" table:style-name="ce11">
            <text:p>3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491228070175403" table:style-name="ce15">
            <text:p>38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25" table:style-name="ce15">
            <text:p>1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708333333333" table:style-name="ce15">
            <text:p>14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25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75" table:style-name="ce15">
            <text:p>2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93548387096797" table:style-name="ce15">
            <text:p>33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8</text:p>
          </table:table-cell>
          <table:table-cell office:value-type="string" table:style-name="ce10">
            <text:p>RADIOGRAFIA DI CAVIGLIA, <text:s/>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46153846153801" table:style-name="ce15">
            <text:p>19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7.4" table:style-name="ce11">
            <text:p>3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6666666666667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216216216216" table:style-name="ce15">
            <text:p>13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2" table:style-name="ce11">
            <text:p>1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1.6666666666667" table:style-name="ce11">
            <text:p>3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508771929824601" table:style-name="ce15">
            <text:p>30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3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1</text:p>
          </table:table-cell>
          <table:table-cell office:value-type="string" table:style-name="ce10">
            <text:p>RADIOGRAFIA COMPLETA DEGLI ARTI INFERIORI E DEL BACINO SOTTO CA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0.2222222222222" table:style-name="ce11">
            <text:p>3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2</text:p>
          </table:table-cell>
          <table:table-cell office:value-type="string" table:style-name="ce10">
            <text:p>RADIOGRAFIA <text:s/>ASSIALE DELLA ROTUL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5.142857142857103" table:style-name="ce11">
            <text:p>3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2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1</text:p>
          </table:table-cell>
          <table:table-cell office:value-type="string" table:style-name="ce10">
            <text:p>RADIOGRAFIA DELLO SCHELETRO IN TO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31</text:p>
          </table:table-cell>
          <table:table-cell office:value-type="string" table:style-name="ce10">
            <text:p>STUDIO DELL' ETA' OSSE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19" table:style-name="ce11">
            <text:p>1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5.5" table:style-name="ce11">
            <text:p>4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1</text:p>
          </table:table-cell>
          <table:table-cell office:value-type="string" table:style-name="ce10">
            <text:p>TOMOGRAFIA COMPUTERIZZATA <text:s/>(TC) DEL RACHIDE E DELLO SPECO VERTEB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4285714285714297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2</text:p>
          </table:table-cell>
          <table:table-cell office:value-type="string" table:style-name="ce10">
            <text:p>TOMOGRAFIA COMPUTERIZZATA <text:s/>(TC) DEL RACHIDE E DELLO SPECO VERTEBRAL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3</text:p>
          </table:table-cell>
          <table:table-cell office:value-type="string" table:style-name="ce10">
            <text:p>TOMOGRAFIA COMPUTERIZZATA <text:s/>(TC) DI SPALLA, GOMITO, POLSO E MAN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4</text:p>
          </table:table-cell>
          <table:table-cell office:value-type="string" table:style-name="ce10">
            <text:p>TOMOGRAFIA COMPUTERIZZATA <text:s/>(TC) DI SPALLA, GOMITO, POLSO E MANO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5</text:p>
          </table:table-cell>
          <table:table-cell office:value-type="string" table:style-name="ce10">
            <text:p>TOMOGRAFIA COMPUTERIZZATA (TC) DEL BAC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6</text:p>
          </table:table-cell>
          <table:table-cell office:value-type="string" table:style-name="ce10">
            <text:p>TOMOGRAFIA COMPUTERIZZATA (TC) DI FEMORE, GINOCCHIO, CAVIGLIA E 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666666666667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7</text:p>
          </table:table-cell>
          <table:table-cell office:value-type="string" table:style-name="ce10">
            <text:p>TOMOGRAFIA COMPUTERIZZATA (TC) DI FEMORE, GINOCCHIO, CAVIGLIA E PIED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3" table:style-name="ce11">
            <text:p>4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14</text:p>
          </table:table-cell>
          <table:table-cell office:value-type="string" table:style-name="ce10">
            <text:p>DIAGNOSTICA ECOGRAFICA DEL CAPO E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6.714285714285701" table:style-name="ce11">
            <text:p>1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7.5" table:style-name="ce15">
            <text:p>4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5" table:style-name="ce15">
            <text:p>66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" table:style-name="ce15">
            <text:p>1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.090909090909101" table:style-name="ce11">
            <text:p>28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52" table:style-name="ce11">
            <text:p>5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3" table:style-name="ce15">
            <text:p>69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5" table:style-name="ce15">
            <text:p>4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" table:style-name="ce15">
            <text:p>2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.8333333333333" table:style-name="ce11">
            <text:p>1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6" table:style-name="ce15">
            <text:p>7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411764705882398" table:style-name="ce15">
            <text:p>58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1</text:p>
          </table:table-cell>
          <table:table-cell office:value-type="string" table:style-name="ce10">
            <text:p>ECOGRAFIA BILATERALE DELLA MAMMEL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80" table:style-name="ce11">
            <text:p>8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363636363636399" table:style-name="ce15">
            <text:p>30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7.6666666666667" table:style-name="ce15">
            <text:p>8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411764705882401" table:style-name="ce15">
            <text:p>25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2666666666666702" table:style-name="ce11">
            <text:p>6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181818181818201" table:style-name="ce15">
            <text:p>2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2.133720930233" table:style-name="ce15">
            <text:p>122</text:p>
          </table:table-cell>
          <table:table-cell office:value-type="float" office:value="172" table:style-name="ce16">
            <text:p>17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2</text:p>
          </table:table-cell>
          <table:table-cell office:value-type="string" table:style-name="ce10">
            <text:p>ECOGRAFIA MONOLATERALE DELLA MAMMEL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" table:style-name="ce15">
            <text:p>6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3</text:p>
          </table:table-cell>
          <table:table-cell office:value-type="string" table:style-name="ce10">
            <text:p>ECOGRAFIA <text:s/>POLMO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9.6666666666667" table:style-name="ce15">
            <text:p>6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0.368421052631604" table:style-name="ce15">
            <text:p>70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7" table:style-name="ce11">
            <text:p>4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8" table:style-name="ce15">
            <text:p>1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3333333333333" table:style-name="ce15">
            <text:p>2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2.55" table:style-name="ce15">
            <text:p>73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454545454545503" table:style-name="ce15">
            <text:p>5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5.6666666666667" table:style-name="ce11">
            <text:p>2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90" table:style-name="ce11">
            <text:p>9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599999999999994" table:style-name="ce15">
            <text:p>8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3333333333333" table:style-name="ce15">
            <text:p>3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3125" table:style-name="ce15">
            <text:p>5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0.5" table:style-name="ce15">
            <text:p>9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2</text:p>
          </table:table-cell>
          <table:table-cell office:value-type="string" table:style-name="ce10">
            <text:p>ECO(COLOR)DOPPLER DEL FEGATO E DELLE VIE BILIAR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.6428571428571" table:style-name="ce11">
            <text:p>20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5</text:p>
          </table:table-cell>
          <table:table-cell office:value-type="string" table:style-name="ce10">
            <text:p>ECO(COLOR)DOPPLER DEI RENI E DEI SURREN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0" table:style-name="ce11">
            <text:p>8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A</text:p>
          </table:table-cell>
          <table:table-cell office:value-type="string" table:style-name="ce10">
            <text:p>ECOGRAFIA DELL' ADDOME SUPERIORE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333333333333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.375" table:style-name="ce11">
            <text:p>12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846153846153801" table:style-name="ce15">
            <text:p>2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0.596774193548399" table:style-name="ce15">
            <text:p>51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5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1666666666667" table:style-name="ce15">
            <text:p>1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478260869565201" table:style-name="ce15">
            <text:p>24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1.25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5" table:style-name="ce15">
            <text:p>3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8.310344827586206" table:style-name="ce15">
            <text:p>78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5" table:style-name="ce15">
            <text:p>3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92307692307701" table:style-name="ce15">
            <text:p>14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8181818181818201" table:style-name="ce11">
            <text:p>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1.5833333333333" table:style-name="ce15">
            <text:p>62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75" table:style-name="ce15">
            <text:p>68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2</text:p>
          </table:table-cell>
          <table:table-cell office:value-type="string" table:style-name="ce10">
            <text:p>ECOGRAFIA DI GROSSI VASI ADDOMIN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3.3333333333333" table:style-name="ce11">
            <text:p>6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72</text:p>
          </table:table-cell>
          <table:table-cell office:value-type="string" table:style-name="ce10">
            <text:p>ECO(COLOR)DOPPLERGRAFIA DEGLI ARTI SUPERIORI O INFERIORI O DISTRETTUALE, ARTERIOSA O VEN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4" table:style-name="ce15">
            <text:p>7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1666666666667" table:style-name="ce15">
            <text:p>6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.7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2" table:style-name="ce15">
            <text:p>7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7.714285714285694" table:style-name="ce15">
            <text:p>7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1</text:p>
          </table:table-cell>
          <table:table-cell office:value-type="string" table:style-name="ce10">
            <text:p>ECOGRAFIA DELLA CUTE E DEL TESSUTO SOTTOCUTANE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1.2222222222222" table:style-name="ce11">
            <text:p>21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5" table:style-name="ce15">
            <text:p>2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6.538461538461505" table:style-name="ce15">
            <text:p>7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8.5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5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5" table:style-name="ce15">
            <text:p>1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2.5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7" table:style-name="ce15">
            <text:p>10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4.129032258065" table:style-name="ce15">
            <text:p>104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636363636363601" table:style-name="ce15">
            <text:p>2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5" table:style-name="ce15">
            <text:p>7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8.5" table:style-name="ce15">
            <text:p>9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2</text:p>
          </table:table-cell>
          <table:table-cell office:value-type="string" table:style-name="ce10">
            <text:p>ECOGRAFIA OSTEO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.529411764705898" table:style-name="ce11">
            <text:p>17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3</text:p>
          </table:table-cell>
          <table:table-cell office:value-type="string" table:style-name="ce10">
            <text:p>ECOGRAFIA MUSCOLOTENDI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6.375" table:style-name="ce11">
            <text:p>1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.818181818181799" table:style-name="ce15">
            <text:p>4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857142857142897" table:style-name="ce15">
            <text:p>4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7" table:style-name="ce15">
            <text:p>2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6.6" table:style-name="ce11">
            <text:p>2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857142857142904" table:style-name="ce15">
            <text:p>6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" table:style-name="ce15">
            <text:p>1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714285714285699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3333333333333" table:style-name="ce15">
            <text:p>2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" table:style-name="ce15">
            <text:p>3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6666666666667" table:style-name="ce15">
            <text:p>6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05" table:style-name="ce11">
            <text:p>10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02</text:p>
          </table:table-cell>
          <table:table-cell office:value-type="string" table:style-name="ce10">
            <text:p>RICOSTRUZIONE TRIDIMENSIONALE TC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5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5" table:style-name="ce15">
            <text:p>23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1</text:p>
          </table:table-cell>
          <table:table-cell office:value-type="string" table:style-name="ce10">
            <text:p>RISONANZA MAGNETICA NUCLEARE (RM) DEL CERVELLO E DEL TRONCO ENCEFAL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9.5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6.5" table:style-name="ce15">
            <text:p>5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75" table:style-name="ce15">
            <text:p>5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" table:style-name="ce15">
            <text:p>2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375" table:style-name="ce15">
            <text:p>3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2</text:p>
          </table:table-cell>
          <table:table-cell office:value-type="string" table:style-name="ce10">
            <text:p>RISONANZA MAGNETICA NUCLEARE (RM) DEL CERVELLO E DEL TRONCO ENCEFAL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2" table:style-name="ce15">
            <text:p>6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3.1" table:style-name="ce15">
            <text:p>6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.600000000000001" table:style-name="ce11">
            <text:p>1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428571428571399" table:style-name="ce15">
            <text:p>2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5" table:style-name="ce15">
            <text:p>2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4</text:p>
          </table:table-cell>
          <table:table-cell office:value-type="string" table:style-name="ce10">
            <text:p>RISONANZA MAGNETICA NUCLEARE (RM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6" table:style-name="ce15">
            <text:p>9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25" table:style-name="ce15">
            <text:p>1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5</text:p>
          </table:table-cell>
          <table:table-cell office:value-type="string" table:style-name="ce10">
            <text:p>ANGIO- RM DEL DISTRETTO VASCOLARE INTRACRA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.3333333333333304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7</text:p>
          </table:table-cell>
          <table:table-cell office:value-type="string" table:style-name="ce10">
            <text:p>RISONANZA MAGNETICA NUCLEARE (RM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8</text:p>
          </table:table-cell>
          <table:table-cell office:value-type="string" table:style-name="ce10">
            <text:p>ANGIO- RM DEI VASI DEL C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6</text:p>
          </table:table-cell>
          <table:table-cell office:value-type="string" table:style-name="ce10">
            <text:p>RISONANZA MAGNETICA NUCLEARE (RM)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8</text:p>
          </table:table-cell>
          <table:table-cell office:value-type="string" table:style-name="ce10">
            <text:p>RISONANZA MAGNETICA NUCLEARE (RM)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5" table:style-name="ce15">
            <text:p>4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7777777777778" table:style-name="ce15">
            <text:p>2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</text:p>
          </table:table-cell>
          <table:table-cell office:value-type="string" table:style-name="ce10">
            <text:p>RISONANZA MAGNETICA NUCLEARE (RM)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4.3333333333333" table:style-name="ce11">
            <text:p>2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7.5" table:style-name="ce15">
            <text:p>48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214285714285701" table:style-name="ce15">
            <text:p>5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4" table:style-name="ce15">
            <text:p>2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75" table:style-name="ce15">
            <text:p>2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1</text:p>
          </table:table-cell>
          <table:table-cell office:value-type="string" table:style-name="ce10">
            <text:p>RISONANZA MAGNETICA NUCLEARE (RM) DELLA COLONN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5" table:style-name="ce11">
            <text:p>3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7" table:style-name="ce15">
            <text:p>9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428571428571402" table:style-name="ce15">
            <text:p>3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1</text:p>
          </table:table-cell>
          <table:table-cell office:value-type="string" table:style-name="ce10">
            <text:p>RISONANZA MAGNETICA NUCLEARE (RM) MUSCOLOSCHEL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5" table:style-name="ce15">
            <text:p>5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5" table:style-name="ce15">
            <text:p>4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3333333333333304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2</text:p>
          </table:table-cell>
          <table:table-cell office:value-type="string" table:style-name="ce10">
            <text:p>RISONANZA MAGNETICA NUCLEARE (RM) MUSCOLOSCHELETRIC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1</text:p>
          </table:table-cell>
          <table:table-cell office:value-type="string" table:style-name="ce10">
            <text:p>RISONANZA MAGNETICA NUCLEARE (RM) DELL'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2</text:p>
          </table:table-cell>
          <table:table-cell office:value-type="string" table:style-name="ce10">
            <text:p>RISONANZA MAGNETICA NUCLEARE (RM) DELL'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3333333333333" table:style-name="ce15">
            <text:p>2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4</text:p>
          </table:table-cell>
          <table:table-cell office:value-type="string" table:style-name="ce10">
            <text:p>RISONANZA MAGNETICA NUCLEARE (RM) DELL'ADDOME INFERIORE E SCAVO PELV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51" table:style-name="ce11">
            <text:p>5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5</text:p>
          </table:table-cell>
          <table:table-cell office:value-type="string" table:style-name="ce10">
            <text:p>RISONANZA MAGNETICA NUCLEARE (RM) DELL'ADDOME INFERIORE E SCAVO PELV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9.5" table:style-name="ce11">
            <text:p>8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92</text:p>
          </table:table-cell>
          <table:table-cell office:value-type="string" table:style-name="ce10">
            <text:p>DENSITOMETRIA OSSEA CON TECNICA DI ASSORBIMENTO A <text:s/>RAGGI X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2.428571428571402" table:style-name="ce11">
            <text:p>3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0705882352941" table:style-name="ce15">
            <text:p>31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logia Totale</text:p>
          </table:table-cell>
          <table:table-cell table:number-columns-repeated="4" table:style-name="ce17"/>
          <table:table-cell office:value-type="float" office:value="25.089564516868272" table:style-name="ce11">
            <text:p>25</text:p>
          </table:table-cell>
          <table:table-cell office:value-type="float" office:value="4124" table:style-name="ce12">
            <text:p>412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terap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.035714285714299" table:style-name="ce11">
            <text:p>49</text:p>
          </table:table-cell>
          <table:table-cell office:value-type="float" office:value="56" table:style-name="ce12">
            <text:p>5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M</text:p>
          </table:table-cell>
          <table:table-cell office:value-type="string" table:style-name="ce10">
            <text:p>VISITA RADIOTERAP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5.99337748344399" table:style-name="ce11">
            <text:p>196</text:p>
          </table:table-cell>
          <table:table-cell office:value-type="float" office:value="151" table:style-name="ce12">
            <text:p>15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2.545454545455" table:style-name="ce11">
            <text:p>123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1</text:p>
          </table:table-cell>
          <table:table-cell office:value-type="string" table:style-name="ce10">
            <text:p>PRIMA VISITA DI RADIOTERA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2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84615384615399" table:style-name="ce15">
            <text:p>15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45</text:p>
          </table:table-cell>
          <table:table-cell office:value-type="string" table:style-name="ce10">
            <text:p>TELETERAPIA CON ACCELERATORE LINEARE CON CAMPI MULTIPLI O DI MOVIMENTO, TECNICHE 3D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457627118644101" table:style-name="ce11">
            <text:p>30</text:p>
          </table:table-cell>
          <table:table-cell office:value-type="float" office:value="177" table:style-name="ce12">
            <text:p>17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46</text:p>
          </table:table-cell>
          <table:table-cell office:value-type="string" table:style-name="ce10">
            <text:p>TELETERAPIA CON ACCELERATORE LINEARE CON CAMPI MULTIPLI O DI MOVIMENTO, TECNICHE CON MODULAZIONE DI INTENSITA'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.352941176470601" table:style-name="ce11">
            <text:p>49</text:p>
          </table:table-cell>
          <table:table-cell office:value-type="float" office:value="578" table:style-name="ce12">
            <text:p>57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51</text:p>
          </table:table-cell>
          <table:table-cell office:value-type="string" table:style-name="ce10">
            <text:p>TELETERAPIA CON ELETTRONI A UNO O PIU' CAMPI FISS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1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2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4</text:p>
          </table:table-cell>
          <table:table-cell office:value-type="string" table:style-name="ce10">
            <text:p>STUDIO FISICO-DOSIMETR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7</text:p>
          </table:table-cell>
          <table:table-cell office:value-type="string" table:style-name="ce10">
            <text:p>SCHERMATURA PERSONALIZZ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9.950000000000003" table:style-name="ce11">
            <text:p>40</text:p>
          </table:table-cell>
          <table:table-cell office:value-type="float" office:value="260" table:style-name="ce12">
            <text:p>26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8</text:p>
          </table:table-cell>
          <table:table-cell office:value-type="string" table:style-name="ce10">
            <text:p>SISTEMA DI IMMOBILIZZAZIONE PERSONALIZZA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B</text:p>
          </table:table-cell>
          <table:table-cell office:value-type="string" table:style-name="ce10">
            <text:p>STUDIO FISICO-DOSIMETRICO 3D CON ELABORATORE SU SCANSIONI TC DI "ELEVATA COMPLESSITA'"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C</text:p>
          </table:table-cell>
          <table:table-cell office:value-type="string" table:style-name="ce10">
            <text:p>STUDIO FISICO-DOSIMETRICO CON ELABORATORE SU SCANSIONI TC IN MODALITA' IMRT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F</text:p>
          </table:table-cell>
          <table:table-cell office:value-type="string" table:style-name="ce10">
            <text:p>DEFINIZIONE DEL VOLUME BERSAGLIO E DEGLI ORGANI A RISCHIO PER TECNICHE 3D E IMRT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G</text:p>
          </table:table-cell>
          <table:table-cell office:value-type="string" table:style-name="ce10">
            <text:p>CONTROLLO DEL SET UP INIZIALE PER PRIMA SEDUTA, CONTROLLO PORTALE E/O DELLA RIPETIBILITA' DEL SET UP DEL PAZI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2.0701754385965" table:style-name="ce11">
            <text:p>42</text:p>
          </table:table-cell>
          <table:table-cell office:value-type="float" office:value="342" table:style-name="ce12">
            <text:p>34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H</text:p>
          </table:table-cell>
          <table:table-cell office:value-type="string" table:style-name="ce10">
            <text:p>RADIOTERAPIA CON GATING RESPIRATORI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J</text:p>
          </table:table-cell>
          <table:table-cell office:value-type="string" table:style-name="ce10">
            <text:p>RADIOTERAPIA GUIDATA DA IMMAGINI [IGRT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8.034482758620697" table:style-name="ce11">
            <text:p>48</text:p>
          </table:table-cell>
          <table:table-cell office:value-type="float" office:value="145" table:style-name="ce12">
            <text:p>14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K</text:p>
          </table:table-cell>
          <table:table-cell office:value-type="string" table:style-name="ce10">
            <text:p>RADIOTERAPIA CON TECNICHE AD INTENSITA' MODULATA AD ARCHI MULTIPLI O DI TIPO ELICALE CON CONTROLLO DEL POSIZIONAMENTO DEL PAZIENTE (IGRT) CON TAC INTEGRATA (FINO A 5 SEDUTE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L</text:p>
          </table:table-cell>
          <table:table-cell office:value-type="string" table:style-name="ce10">
            <text:p>RADIOTERAPIA CON TECNICHE AD INTENSITA' MODULATA AD ARCHI MULTIPLI O DI TIPO ELICALE CON CONTROLLO DEL POSIZIONAMENTO DEL PAZIENTE (IGRT) CON TAC INTEGRATA (PIU' DI 5 SEDUTE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5833333333333" table:style-name="ce11">
            <text:p>26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terapia Totale</text:p>
          </table:table-cell>
          <table:table-cell table:number-columns-repeated="4" table:style-name="ce17"/>
          <table:table-cell office:value-type="float" office:value="37.289466153256257" table:style-name="ce11">
            <text:p>37</text:p>
          </table:table-cell>
          <table:table-cell office:value-type="float" office:value="1838" table:style-name="ce12">
            <text:p>183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ecupero e riabilitazione funzional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43.5" table:style-name="ce11">
            <text:p>4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9696969696969697" table:style-name="ce11">
            <text:p>7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5.2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600000000000001" table:style-name="ce11">
            <text:p>1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52.5" table:style-name="ce11">
            <text:p>5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037500000000001" table:style-name="ce15">
            <text:p>30</text:p>
          </table:table-cell>
          <table:table-cell office:value-type="float" office:value="80" table:style-name="ce16">
            <text:p>8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6" table:style-name="ce15">
            <text:p>1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2631578947368398" table:style-name="ce15">
            <text:p>7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7.6666666666667" table:style-name="ce11">
            <text:p>1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7.7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090909090909101" table:style-name="ce15">
            <text:p>10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.8571428571428599" table:style-name="ce11">
            <text:p>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1111111111111" table:style-name="ce15">
            <text:p>1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060606060606" table:style-name="ce15">
            <text:p>15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866666666666699" table:style-name="ce15">
            <text:p>24</text:p>
          </table:table-cell>
          <table:table-cell office:value-type="float" office:value="75" table:style-name="ce16">
            <text:p>7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25" table:style-name="ce15">
            <text:p>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1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2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43.5" table:style-name="ce11">
            <text:p>4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69" table:style-name="ce12">
            <text:p>6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1.6" table:style-name="ce11">
            <text:p>2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285714285714299" table:style-name="ce11">
            <text:p>1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.428571428571399" table:style-name="ce11">
            <text:p>29</text:p>
          </table:table-cell>
          <table:table-cell office:value-type="float" office:value="105" table:style-name="ce12">
            <text:p>10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6</text:p>
          </table:table-cell>
          <table:table-cell office:value-type="string" table:style-name="ce10">
            <text:p>STIMOLAZIONE RIPET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.4" table:style-name="ce11">
            <text:p>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7.630769230769197" table:style-name="ce11">
            <text:p>48</text:p>
          </table:table-cell>
          <table:table-cell office:value-type="float" office:value="65" table:style-name="ce12">
            <text:p>6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1</text:p>
          </table:table-cell>
          <table:table-cell office:value-type="string" table:style-name="ce10">
            <text:p>RIEDUCAZIONE MOTORIA INDIVIDUALE IN MOTULESO GRAVE STRUMENTALE COMPLESS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2</text:p>
          </table:table-cell>
          <table:table-cell office:value-type="string" table:style-name="ce10">
            <text:p>RIEDUCAZIONE MOTORIA INDIVIDUALE IN MOTULESO GRAVE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0.75" table:style-name="ce11">
            <text:p>51</text:p>
          </table:table-cell>
          <table:table-cell office:value-type="float" office:value="142" table:style-name="ce12">
            <text:p>14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3</text:p>
          </table:table-cell>
          <table:table-cell office:value-type="string" table:style-name="ce10">
            <text:p>RIEDUCAZIONE MOTORIA INDIVIDUALE IN MOTULESO SEGMENTALE STRUMENTALE COMPLESSA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43.5" table:style-name="ce11">
            <text:p>4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46875" table:style-name="ce11">
            <text:p>6</text:p>
          </table:table-cell>
          <table:table-cell office:value-type="float" office:value="315" table:style-name="ce12">
            <text:p>3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5.25" table:style-name="ce11">
            <text:p>15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0.223529411764702" table:style-name="ce11">
            <text:p>30</text:p>
          </table:table-cell>
          <table:table-cell office:value-type="float" office:value="845" table:style-name="ce12">
            <text:p>84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4</text:p>
          </table:table-cell>
          <table:table-cell office:value-type="string" table:style-name="ce10">
            <text:p>RIEDUCAZIONE MOTORIA INDIVIDUALE IN MOTULESO SEGMENTALE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.25" table:style-name="ce11">
            <text:p>9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2.285714285714301" table:style-name="ce11">
            <text:p>12</text:p>
          </table:table-cell>
          <table:table-cell office:value-type="float" office:value="70" table:style-name="ce12">
            <text:p>7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5</text:p>
          </table:table-cell>
          <table:table-cell office:value-type="string" table:style-name="ce10">
            <text:p>RIEDUCAZIONE MOTORIA IN GRUPP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6.5" table:style-name="ce11">
            <text:p>57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6</text:p>
          </table:table-cell>
          <table:table-cell office:value-type="string" table:style-name="ce10">
            <text:p>MOBILIZZAZIONE DI ALTRE ARTICOLAZION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8571428571428594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91</text:p>
          </table:table-cell>
          <table:table-cell office:value-type="string" table:style-name="ce10">
            <text:p>ESERCIZI POSTURALI - PROPRIOCETTIV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43.5" table:style-name="ce11">
            <text:p>4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9090909090909101" table:style-name="ce11">
            <text:p>7</text:p>
          </table:table-cell>
          <table:table-cell office:value-type="float" office:value="316" table:style-name="ce12">
            <text:p>3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.25" table:style-name="ce11">
            <text:p>28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0.445945945945901" table:style-name="ce11">
            <text:p>30</text:p>
          </table:table-cell>
          <table:table-cell office:value-type="float" office:value="716" table:style-name="ce12">
            <text:p>7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2</text:p>
          </table:table-cell>
          <table:table-cell office:value-type="string" table:style-name="ce10">
            <text:p>TRAINING DEAMBULATORI E DEL PASS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55" table:style-name="ce11">
            <text:p>5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.862068965517199" table:style-name="ce11">
            <text:p>22</text:p>
          </table:table-cell>
          <table:table-cell office:value-type="float" office:value="284" table:style-name="ce12">
            <text:p>28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6</text:p>
          </table:table-cell>
          <table:table-cell office:value-type="string" table:style-name="ce10">
            <text:p>RISOLUZIONE MANUALE DI ADERENZE ARTICOLAR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.1666666666667" table:style-name="ce11">
            <text:p>13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.245161290322599" table:style-name="ce11">
            <text:p>23</text:p>
          </table:table-cell>
          <table:table-cell office:value-type="float" office:value="155" table:style-name="ce12">
            <text:p>15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2</text:p>
          </table:table-cell>
          <table:table-cell office:value-type="string" table:style-name="ce10">
            <text:p>MASSOTERAPIA PER DRENAGGIO LINFAT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6" table:style-name="ce11">
            <text:p>7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8.2173913043478" table:style-name="ce11">
            <text:p>48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3</text:p>
          </table:table-cell>
          <table:table-cell office:value-type="string" table:style-name="ce10">
            <text:p>PRESSOTERAPIA O PRESSO-DEPRESSOTERAPIA INTERMITTEN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8" table:style-name="ce11">
            <text:p>6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5</text:p>
          </table:table-cell>
          <table:table-cell office:value-type="string" table:style-name="ce10">
            <text:p>ELETTRO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75" table:style-name="ce11">
            <text:p>12</text:p>
          </table:table-cell>
          <table:table-cell office:value-type="float" office:value="200" table:style-name="ce12">
            <text:p>20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5" table:style-name="ce11">
            <text:p>45</text:p>
          </table:table-cell>
          <table:table-cell office:value-type="float" office:value="110" table:style-name="ce12">
            <text:p>1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5" table:style-name="ce11">
            <text:p>28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0.24" table:style-name="ce11">
            <text:p>40</text:p>
          </table:table-cell>
          <table:table-cell office:value-type="float" office:value="250" table:style-name="ce12">
            <text:p>2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8</text:p>
          </table:table-cell>
          <table:table-cell office:value-type="string" table:style-name="ce10">
            <text:p>MAGNETOTERAPIA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9</text:p>
          </table:table-cell>
          <table:table-cell office:value-type="string" table:style-name="ce10">
            <text:p>ULTRASON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.2222222222222" table:style-name="ce11">
            <text:p>17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5.785714285714299" table:style-name="ce11">
            <text:p>36</text:p>
          </table:table-cell>
          <table:table-cell office:value-type="float" office:value="140" table:style-name="ce12">
            <text:p>1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5" table:style-name="ce11">
            <text:p>26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8.478260869565197" table:style-name="ce11">
            <text:p>38</text:p>
          </table:table-cell>
          <table:table-cell office:value-type="float" office:value="230" table:style-name="ce12">
            <text:p>2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46</text:p>
          </table:table-cell>
          <table:table-cell office:value-type="string" table:style-name="ce10">
            <text:p>ALTRE TRAZIONI CUTANEE DEGLI ART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6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3" table:style-name="ce11">
            <text:p>3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21</text:p>
          </table:table-cell>
          <table:table-cell office:value-type="string" table:style-name="ce10">
            <text:p>SOMMINISTRAZIONE DI TEST DELLA MEMO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8591</text:p>
          </table:table-cell>
          <table:table-cell office:value-type="string" table:style-name="ce10">
            <text:p>TERAPIA AD ONDE D’URTO FOCALIZZATE PER PATOLOGIE MUSCOLO-SCHELETRICH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051470588235301" table:style-name="ce15">
            <text:p>31</text:p>
          </table:table-cell>
          <table:table-cell office:value-type="float" office:value="408" table:style-name="ce16">
            <text:p>40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91</text:p>
          </table:table-cell>
          <table:table-cell office:value-type="string" table:style-name="ce10">
            <text:p>LASER 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2" table:style-name="ce11">
            <text:p>19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7.0493273542601" table:style-name="ce11">
            <text:p>37</text:p>
          </table:table-cell>
          <table:table-cell office:value-type="float" office:value="223" table:style-name="ce12">
            <text:p>22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ecupero e riabilitazione funzionale Totale</text:p>
          </table:table-cell>
          <table:table-cell table:number-columns-repeated="4" table:style-name="ce17"/>
          <table:table-cell office:value-type="float" office:value="21.860860876112376" table:style-name="ce11">
            <text:p>22</text:p>
          </table:table-cell>
          <table:table-cell office:value-type="float" office:value="5913" table:style-name="ce12">
            <text:p>591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rologia</text:p>
          </table:table-cell>
          <table:table-cell office:value-type="string" table:style-name="ce10">
            <text:p>5717</text:p>
          </table:table-cell>
          <table:table-cell office:value-type="string" table:style-name="ce10">
            <text:p>CISTOSTOMIA PERCUTAN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2</text:p>
          </table:table-cell>
          <table:table-cell office:value-type="string" table:style-name="ce10">
            <text:p>CISTOSCOPIA [TRANSURETRALE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409090909090899" table:style-name="ce15">
            <text:p>26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122448979591802" table:style-name="ce15">
            <text:p>33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3</text:p>
          </table:table-cell>
          <table:table-cell office:value-type="string" table:style-name="ce10">
            <text:p>CISTOSCOPIA [TRANSURETRALE] CON BIOPS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94</text:p>
          </table:table-cell>
          <table:table-cell office:value-type="string" table:style-name="ce10">
            <text:p>CATETERISMO VESCICAL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976470588235301" table:style-name="ce11">
            <text:p>33</text:p>
          </table:table-cell>
          <table:table-cell office:value-type="float" office:value="85" table:style-name="ce12">
            <text:p>8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8601</text:p>
          </table:table-cell>
          <table:table-cell office:value-type="string" table:style-name="ce10">
            <text:p>DILATAZIONE URET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8602</text:p>
          </table:table-cell>
          <table:table-cell office:value-type="string" table:style-name="ce10">
            <text:p>DILATAZIONI URETRALI PROGRESS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98</text:p>
          </table:table-cell>
          <table:table-cell office:value-type="string" table:style-name="ce10">
            <text:p>CATETERIZZAZIONE 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6666666666667" table:style-name="ce11">
            <text:p>30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0111</text:p>
          </table:table-cell>
          <table:table-cell office:value-type="string" table:style-name="ce10">
            <text:p>BIOPSIA TRANSPERINEALE [PERCUTANEA] [AGOBIOPSIA] DELLA PROSTA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235294117647101" table:style-name="ce15">
            <text:p>18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40</text:p>
          </table:table-cell>
          <table:table-cell office:value-type="string" table:style-name="ce10">
            <text:p>CIRCONCIS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87.11111111111097" table:style-name="ce11">
            <text:p>487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4" table:style-name="ce11">
            <text:p>4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2.25" table:style-name="ce11">
            <text:p>2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6666666666667" table:style-name="ce15">
            <text:p>3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5" table:style-name="ce15">
            <text:p>5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6666666666667" table:style-name="ce15">
            <text:p>1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096774193548399" table:style-name="ce15">
            <text:p>28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.3333333333333" table:style-name="ce11">
            <text:p>2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44" table:style-name="ce11">
            <text:p>4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8" table:style-name="ce15">
            <text:p>7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1" table:style-name="ce15">
            <text:p>8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25" table:style-name="ce15">
            <text:p>2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8</text:p>
          </table:table-cell>
          <table:table-cell office:value-type="string" table:style-name="ce10">
            <text:p>ECOGRAFIA TRANSRETT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74" table:style-name="ce11">
            <text:p>7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70" table:style-name="ce11">
            <text:p>7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3" table:style-name="ce11">
            <text:p>4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272727272727302" table:style-name="ce15">
            <text:p>3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1.8888888888889" table:style-name="ce11">
            <text:p>3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Q</text:p>
          </table:table-cell>
          <table:table-cell office:value-type="string" table:style-name="ce10">
            <text:p>VISITA 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3333333333333" table:style-name="ce15">
            <text:p>3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7.25" table:style-name="ce11">
            <text:p>2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75" table:style-name="ce15">
            <text:p>2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8" table:style-name="ce11">
            <text:p>9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274999999999999" table:style-name="ce15">
            <text:p>46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7.545454545454501" table:style-name="ce11">
            <text:p>28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4.7735849056604" table:style-name="ce11">
            <text:p>45</text:p>
          </table:table-cell>
          <table:table-cell office:value-type="float" office:value="53" table:style-name="ce12">
            <text:p>5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3.977099236641195" table:style-name="ce15">
            <text:p>94</text:p>
          </table:table-cell>
          <table:table-cell office:value-type="float" office:value="131" table:style-name="ce16">
            <text:p>1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866666666666703" table:style-name="ce15">
            <text:p>68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6.315789473684198" table:style-name="ce11">
            <text:p>5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4</text:p>
          </table:table-cell>
          <table:table-cell office:value-type="string" table:style-name="ce10">
            <text:p>UROFLUSSOMETRI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2.5" table:style-name="ce15">
            <text:p>8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6" table:style-name="ce15">
            <text:p>3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8571428571429" table:style-name="ce15">
            <text:p>1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0625" table:style-name="ce15">
            <text:p>17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12" table:style-name="ce11">
            <text:p>1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2.095238095238102" table:style-name="ce15">
            <text:p>72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2</text:p>
          </table:table-cell>
          <table:table-cell office:value-type="string" table:style-name="ce10">
            <text:p>PRIMA VISITA UROLOGICA/ANDR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936170212766001" table:style-name="ce15">
            <text:p>18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69565217391301" table:style-name="ce15">
            <text:p>19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2.25" table:style-name="ce15">
            <text:p>7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9" table:style-name="ce15">
            <text:p>4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454545454545499" table:style-name="ce15">
            <text:p>23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6.3333333333333" table:style-name="ce11">
            <text:p>3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" table:style-name="ce15">
            <text:p>2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0.5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133333333333301" table:style-name="ce15">
            <text:p>1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4634146341463" table:style-name="ce15">
            <text:p>22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7368421052631602" table:style-name="ce11">
            <text:p>5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8518518518518494" table:style-name="ce15">
            <text:p>10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40909090909101" table:style-name="ce15">
            <text:p>11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1428571428571397" table:style-name="ce11">
            <text:p>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2222222222222" table:style-name="ce15">
            <text:p>13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75510204081598" table:style-name="ce15">
            <text:p>23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49</text:p>
          </table:table-cell>
          <table:table-cell office:value-type="string" table:style-name="ce10">
            <text:p>INSTILLAZIONE GENITOURIN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8.790697674418595" table:style-name="ce11">
            <text:p>69</text:p>
          </table:table-cell>
          <table:table-cell office:value-type="float" office:value="86" table:style-name="ce12">
            <text:p>8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rologia Totale</text:p>
          </table:table-cell>
          <table:table-cell table:number-columns-repeated="4" table:style-name="ce17"/>
          <table:table-cell office:value-type="float" office:value="36.647150011194491" table:style-name="ce11">
            <text:p>37</text:p>
          </table:table-cell>
          <table:table-cell office:value-type="float" office:value="1178" table:style-name="ce12">
            <text:p>1178</text:p>
          </table:table-cell>
          <table:table-cell table:number-columns-repeated="16377"/>
        </table:table-row>
        <table:table-row table:style-name="ro4">
          <table:table-cell office:value-type="string" table:style-name="ce18">
            <text:p>Totale complessivo</text:p>
          </table:table-cell>
          <table:table-cell table:number-columns-repeated="4" table:style-name="ce19"/>
          <table:table-cell office:value-type="float" office:value="30.351510116491525" table:style-name="ce20">
            <text:p>30</text:p>
          </table:table-cell>
          <table:table-cell office:value-type="float" office:value="39148" table:style-name="ce21">
            <text:p>39148</text:p>
          </table:table-cell>
          <table:table-cell table:number-columns-repeated="16377"/>
        </table:table-row>
        <table:table-row table:number-rows-repeated="104669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nise.piave</meta:initial-creator>
    <dc:creator>Adriano Varotto</dc:creator>
    <meta:creation-date>2022-01-13T14:28:14Z</meta:creation-date>
    <dc:date>2022-01-13T14:43:38Z</dc:date>
  </office:meta>
</office:document-meta>
</file>